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0.9665in"/>
    </style:style>
    <style:style style:name="co15" style:family="table-column">
      <style:table-column-properties fo:break-before="auto" style:column-width="1.6925in"/>
    </style:style>
    <style:style style:name="co16" style:family="table-column">
      <style:table-column-properties fo:break-before="auto" style:column-width="1.8429in"/>
    </style:style>
    <style:style style:name="co17" style:family="table-column">
      <style:table-column-properties fo:break-before="auto" style:column-width="2.1047in"/>
    </style:style>
    <style:style style:name="co18" style:family="table-column">
      <style:table-column-properties fo:break-before="auto" style:column-width="2.0043in"/>
    </style:style>
    <style:style style:name="co19" style:family="table-column">
      <style:table-column-properties fo:break-before="auto" style:column-width="1.7929in"/>
    </style:style>
    <style:style style:name="co20" style:family="table-column">
      <style:table-column-properties fo:break-before="auto" style:column-width="2.5583in"/>
    </style:style>
    <style:style style:name="co21" style:family="table-column">
      <style:table-column-properties fo:break-before="auto" style:column-width="2.0846in"/>
    </style:style>
    <style:style style:name="co22" style:family="table-column">
      <style:table-column-properties fo:break-before="auto" style:column-width="1.2591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1.1811in" fo:break-before="auto" style:use-optimal-row-height="tru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1.0154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3.1717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1.4193in" fo:break-before="auto" style:use-optimal-row-height="false"/>
    </style:style>
    <style:style style:name="ro23" style:family="table-row">
      <style:table-row-properties style:row-height="1.8862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2484in" fo:break-before="auto" style:use-optimal-row-height="false"/>
    </style:style>
    <style:style style:name="ro31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6">
      <style:table-cell-properties style:vertical-align="middle"/>
    </style:style>
    <style:style style:name="ce14" style:family="table-cell" style:parent-style-name="Default" style:data-style-name="N172">
      <style:table-cell-properties fo:border-bottom="0.06pt solid #000000" fo:background-color="#ffffff" style:text-align-source="fix" style:repeat-content="false" fo:border-left="none" fo:padding-bottom="0.0193in" fo:padding-left="0.0138in" fo:padding-right="0.0138in" fo:padding-top="0.0193in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 style:vertical-align="middle"/>
      <style:text-properties style:font-name="Arial" fo:font-size="10pt" fo:font-weight="normal"/>
    </style:style>
    <style:style style:name="ce17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6pt solid #000000" fo:background-color="#ffffff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 style:vertical-align="middle"/>
      <style:text-properties style:font-name="Arial"/>
    </style:style>
    <style:style style:name="ce2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0.06pt solid #000000" fo:border-top="0.06pt solid #000000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fo:border-left="none" fo:padding-bottom="0.0193in" fo:padding-left="0.0138in" fo:padding-right="0.0138in" fo:padding-top="0.0193in" fo:border-right="0.06pt solid #000000" fo:border-top="0.06pt solid #000000" style:vertical-align="middl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0.06pt solid #000000" style:vertical-align="middle"/>
    </style:style>
    <style:style style:name="ce2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fo:wrap-option="wrap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7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language="en" fo:country="US" fo:font-weight="normal" style:font-name-asian="Arial" style:font-size-asian="10pt" style:font-weight-asian="normal" style:font-name-complex="Tahoma1" style:font-size-complex="10pt" style:font-weight-complex="normal"/>
    </style:style>
    <style:style style:name="ce39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7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ce8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Normal_5f_Sheet1">
      <style:table-cell-properties fo:border="0.99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8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94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95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96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fo:background-color="#000080" fo:border="0.06pt solid #000000" fo:padding-bottom="0.0193in" fo:padding-left="0.0138in" fo:padding-right="0.0138in" fo:padding-top="0.0193in" style:vertical-align="middle"/>
      <style:text-properties fo:color="#ffffff" style:font-name="Arial" fo:font-size="10pt" fo:font-weight="bold" style:font-size-asian="10pt" style:font-size-complex="10pt"/>
    </style:style>
    <style:style style:name="ce106" style:family="table-cell" style:parent-style-name="Default">
      <style:table-cell-properties fo:background-color="#00b8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font-name="Arial" fo:font-size="10pt" fo:font-weight="bold" style:font-size-asian="10pt" style:font-size-complex="10pt"/>
    </style:style>
    <style:style style:name="ce10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ackground-color="transparent" style:vertical-align="middle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1" style:font-weight-complex="normal"/>
    </style:style>
    <style:style style:name="T8" style:family="text">
      <style:text-properties style:font-name="Arial" fo:font-weight="bold" style:font-name-asian="Arial" style:font-weight-asian="bold" style:font-name-complex="Tahoma1" style:font-weight-complex="bold"/>
    </style:style>
    <style:style style:name="T9" style:family="text">
      <style:text-properties style:font-name="Arial" style:font-name-asian="Arial" style:font-name-complex="Tahoma1"/>
    </style:style>
    <style:style style:name="T10" style:family="text">
      <style:text-properties style:font-name-asian="Arial" style:font-name-complex="Tahoma1"/>
    </style:style>
    <style:style style:name="T11" style:family="text">
      <style:text-properties fo:font-weight="bold" style:font-name-asian="Arial" style:font-weight-asian="bold" style:font-name-complex="Tahoma1" style:font-weight-complex="bold"/>
    </style:style>
    <style:style style:name="T12" style:family="text">
      <style:text-properties fo:font-weight="normal" style:font-name-asian="Arial" style:font-weight-asian="normal" style:font-name-complex="Tahoma1" style:font-weight-complex="normal"/>
    </style:style>
    <style:style style:name="T13" style:family="text">
      <style:text-properties style:font-name="Arial" style:font-name-asian="Arial" style:font-weight-asian="bold" style:font-name-complex="Tahoma1" style:font-weight-complex="bold"/>
    </style:style>
    <style:style style:name="T14" style:family="text">
      <style:text-properties style:font-name="Arial" style:font-name-asian="Arial" style:font-weight-asian="normal" style:font-name-complex="Tahoma1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/>
        </table:table-row>
        <table:table-row table:style-name="ro2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/>
        </table:table-row>
        <table:table-row table:style-name="ro3">
          <table:table-cell table:style-name="ce2"/>
          <table:table-cell table:style-name="ce7" office:value-type="string">
            <text:p>PLF-CS REGRESSION TEST CASES</text:p>
          </table:table-cell>
          <table:table-cell table:style-name="ce2" table:number-columns-repeated="4"/>
          <table:table-cell table:style-name="ce1" table:number-columns-repeated="249"/>
          <table:table-cell table:style-name="ce5"/>
        </table:table-row>
        <table:table-row table:style-name="ro4">
          <table:table-cell table:style-name="ce2"/>
          <table:table-cell table:style-name="ce8" office:value-type="string">
            <text:p>Version:</text:p>
          </table:table-cell>
          <table:table-cell table:style-name="ce14" office:value-type="float" office:value="1">
            <text:p>1.0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 table:style-name="ce5"/>
        </table:table-row>
        <table:table-row table:style-name="ro4">
          <table:table-cell table:style-name="ce2"/>
          <table:table-cell table:style-name="ce8" office:value-type="string">
            <text:p>Issue date:</text:p>
          </table:table-cell>
          <table:table-cell table:style-name="ce15"/>
          <table:table-cell table:style-name="ce23"/>
          <table:table-cell table:style-name="ce2" table:number-columns-repeated="2"/>
          <table:table-cell table:style-name="ce1" table:number-columns-repeated="249"/>
          <table:table-cell table:style-name="ce5"/>
        </table:table-row>
        <table:table-row table:style-name="ro4">
          <table:table-cell table:style-name="ce2"/>
          <table:table-cell table:style-name="ce8" office:value-type="string">
            <text:p>Product Name:</text:p>
          </table:table-cell>
          <table:table-cell table:style-name="ce16" office:value-type="string">
            <text:p>Collaboration Suite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 table:style-name="ce5"/>
        </table:table-row>
        <table:table-row table:style-name="ro4">
          <table:table-cell table:style-name="ce2"/>
          <table:table-cell table:style-name="ce8" office:value-type="string">
            <text:p>Product Code:</text:p>
          </table:table-cell>
          <table:table-cell table:style-name="ce17" office:value-type="string">
            <text:p>CS 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8" office:value-type="string">
            <text:p>Regression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 table:style-name="ce5"/>
        </table:table-row>
        <table:table-row table:style-name="ro4">
          <table:table-cell table:style-name="ce3"/>
          <table:table-cell table:style-name="ce8" office:value-type="string">
            <text:p>Total Cases:</text:p>
          </table:table-cell>
          <table:table-cell table:style-name="ce19" table:formula="of:=SUM([Bugs_v2_1_5.C4:Bugs_v2_1_7.C4])" office:value-type="float" office:value="19">
            <text:p>19</text:p>
          </table:table-cell>
          <table:table-cell table:style-name="ce25"/>
          <table:table-cell table:style-name="ce5" table:number-columns-repeated="3"/>
          <table:table-cell table:style-name="ce3" table:number-columns-repeated="248"/>
          <table:table-cell table:style-name="ce5"/>
        </table:table-row>
        <table:table-row table:style-name="ro5">
          <table:table-cell table:style-name="ce3"/>
          <table:table-cell table:style-name="ce9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25"/>
          <table:table-cell table:style-name="ce5" table:number-columns-repeated="3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5" table:number-columns-repeated="6"/>
          <table:table-cell table:style-name="ce3" table:number-columns-repeated="248"/>
          <table:table-cell table:style-name="ce5"/>
        </table:table-row>
        <table:table-row table:style-name="ro6">
          <table:table-cell table:style-name="ce4"/>
          <table:table-cell table:style-name="ce10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 table:style-name="ce5"/>
        </table:table-row>
        <table:table-row table:style-name="ro7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29" office:value-type="string">
            <text:p>Reviewer/</text:p>
            <text:p>Approver</text:p>
          </table:table-cell>
          <table:table-cell table:style-name="ce31" office:value-type="string">
            <text:p>Reference</text:p>
          </table:table-cell>
          <table:table-cell table:style-name="ce4" table:number-columns-repeated="248"/>
          <table:table-cell table:style-name="ce5"/>
        </table:table-row>
        <table:table-row table:style-name="ro8">
          <table:table-cell table:style-name="ce4"/>
          <table:table-cell table:style-name="ce12" office:value-type="string">
            <text:p>06/Oct/11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Add regression test case based on issue of <text:s/>CS-2.1.6</text:p>
          </table:table-cell>
          <table:table-cell table:style-name="ce28" office:value-type="string">
            <text:p>nhung.vu</text:p>
          </table:table-cell>
          <table:table-cell table:style-name="ce30"/>
          <table:table-cell table:style-name="ce32"/>
          <table:table-cell table:style-name="ce3"/>
          <table:table-cell table:style-name="ce4" table:number-columns-repeated="247"/>
          <table:table-cell table:style-name="ce5"/>
        </table:table-row>
        <table:table-row table:style-name="ro8">
          <table:table-cell table:style-name="ce3"/>
          <table:table-cell table:style-name="ce12" office:value-type="string">
            <text:p>07/Oct/11</text:p>
          </table:table-cell>
          <table:table-cell table:style-name="ce22" office:value-type="string">
            <text:p>1.0</text:p>
          </table:table-cell>
          <table:table-cell table:style-name="ce27" office:value-type="string">
            <text:p>Add regression test case based on issue of <text:s/>CS-2.1.5</text:p>
          </table:table-cell>
          <table:table-cell table:style-name="ce28" office:value-type="string">
            <text:p>nhung.vu</text:p>
          </table:table-cell>
          <table:table-cell table:style-name="ce30"/>
          <table:table-cell table:style-name="ce32"/>
          <table:table-cell table:style-name="ce3" table:number-columns-repeated="248"/>
          <table:table-cell table:style-name="ce5"/>
        </table:table-row>
        <table:table-row table:style-name="ro8">
          <table:table-cell table:style-name="ce1"/>
          <table:table-cell table:style-name="ce12" office:value-type="string">
            <text:p>29/Dec/11</text:p>
          </table:table-cell>
          <table:table-cell table:style-name="ce22" office:value-type="string">
            <text:p>1.0</text:p>
          </table:table-cell>
          <table:table-cell table:style-name="ce27" office:value-type="string">
            <text:p>Add regression test case based on issue of <text:s/>CS-2.1.7</text:p>
          </table:table-cell>
          <table:table-cell table:style-name="ce28" office:value-type="string">
            <text:p>thao.pham</text:p>
          </table:table-cell>
          <table:table-cell table:style-name="ce30"/>
          <table:table-cell table:style-name="ce3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3"/>
          <table:table-cell table:style-name="ce5" table:number-columns-repeated="6"/>
          <table:table-cell table:style-name="ce1" table:number-columns-repeated="247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3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3"/>
          <table:table-cell table:style-name="ce33" office:value-type="string" table:number-columns-spanned="1" table:number-rows-spanned="2">
            <text:p>Priority</text:p>
          </table:table-cell>
          <table:table-cell table:style-name="ce41" table:number-columns-repeated="3"/>
          <table:table-cell table:style-name="ce37" table:number-columns-repeated="250"/>
        </table:table-row>
        <table:table-row table:style-name="ro10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covered-table-cell table:style-name="ce33" office:value-type="string">
            <text:p>Priority</text:p>
          </table:covered-table-cell>
          <table:table-cell table:style-name="ce42" office:value-type="string">
            <text:p>Selenium</text:p>
          </table:table-cell>
          <table:table-cell table:style-name="ce41" office:value-type="string" table:number-columns-spanned="2" table:number-rows-spanned="1">
            <text:p>Table of record</text:p>
          </table:table-cell>
          <table:covered-table-cell table:style-name="ce42"/>
          <table:table-cell table:style-name="ce37" table:number-columns-repeated="250"/>
        </table:table-row>
        <table:table-row table:style-name="ro10">
          <table:table-cell table:style-name="ce34" office:value-type="string" table:number-columns-spanned="3" table:number-rows-spanned="1">
            <text:p>Bugs on version 2.1.5</text:p>
          </table:table-cell>
          <table:covered-table-cell table:number-columns-repeated="2" table:style-name="ce33"/>
          <table:table-cell table:style-name="ce43"/>
          <table:table-cell table:style-name="ce46" office:value-type="string">
            <text:p>Total of High</text:p>
          </table:table-cell>
          <table:table-cell table:style-name="ce48" table:formula="of:=SUMPRODUCT(([.C4:.C541]=&quot;High&quot;)*([.D4:.D541]=&quot;x&quot;))" office:value-type="float" office:value="0">
            <text:p>0</text:p>
          </table:table-cell>
          <table:table-cell table:style-name="ce37" table:number-columns-repeated="250"/>
        </table:table-row>
        <table:table-row table:style-name="ro9">
          <table:table-cell table:style-name="ce35" office:value-type="string">
            <text:p>REG_PLF305_CS_001</text:p>
          </table:table-cell>
          <table:table-cell table:style-name="ce38" office:value-type="string">
            <text:p>Check Group Calendar in Space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6" office:value-type="string">
            <text:p>Total of Medium</text:p>
          </table:table-cell>
          <table:table-cell table:style-name="ce46" table:formula="of:=SUMPRODUCT(([.C4:.C541]=&quot;Medium&quot;)*([.D4:.D541]=&quot;x&quot;))" office:value-type="float" office:value="0">
            <text:p>0</text:p>
          </table:table-cell>
          <table:table-cell table:style-name="ce49" table:number-columns-repeated="250"/>
        </table:table-row>
        <table:table-row table:style-name="ro10">
          <table:table-cell table:style-name="ce35" office:value-type="string">
            <text:p>REG_PLF305_CS_002</text:p>
          </table:table-cell>
          <table:table-cell table:style-name="ce38" office:value-type="string">
            <text:p>Check displaying for Sharing calendar and Advance Search in French</text:p>
          </table:table-cell>
          <table:table-cell table:style-name="ce39" office:value-type="string">
            <text:p>Medium</text:p>
          </table:table-cell>
          <table:table-cell table:style-name="ce44"/>
          <table:table-cell table:style-name="ce46" office:value-type="string">
            <text:p>Total of Low</text:p>
          </table:table-cell>
          <table:table-cell table:style-name="ce48" table:formula="of:=SUMPRODUCT(([.C4:.C541]=&quot;Low&quot;)*([.D4:.D541]=&quot;x&quot;))" office:value-type="float" office:value="0">
            <text:p>0</text:p>
          </table:table-cell>
          <table:table-cell table:style-name="ce49" table:number-columns-repeated="250"/>
        </table:table-row>
        <table:table-row table:style-name="ro10">
          <table:table-cell table:style-name="ce34" office:value-type="string" table:number-columns-spanned="3" table:number-rows-spanned="1">
            <text:p>Bugs on version 2.1.6</text:p>
          </table:table-cell>
          <table:covered-table-cell table:number-columns-repeated="2" table:style-name="ce33"/>
          <table:table-cell table:style-name="ce44"/>
          <table:table-cell table:style-name="ce47" table:number-columns-repeated="2"/>
          <table:table-cell table:style-name="ce37" table:number-columns-repeated="250"/>
        </table:table-row>
        <table:table-row table:style-name="ro10">
          <table:table-cell table:style-name="ce35" office:value-type="string">
            <text:p>REG_PLF306_CS_001</text:p>
          </table:table-cell>
          <table:table-cell table:style-name="ce38" office:value-type="string">
            <text:p>Check chat function with an user has uppercase user name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2</text:p>
          </table:table-cell>
          <table:table-cell table:style-name="ce38" office:value-type="string">
            <text:p>Check day of week in mini calendar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3</text:p>
          </table:table-cell>
          <table:table-cell table:style-name="ce38" office:value-type="string">
            <text:p>Check adding a contact with a long email in the address book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4</text:p>
          </table:table-cell>
          <table:table-cell table:style-name="ce38" office:value-type="string">
            <text:p>Check date availability in schedule tab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1">
          <table:table-cell table:style-name="ce35" office:value-type="string">
            <text:p>REG_PLF306_CS_005</text:p>
          </table:table-cell>
          <table:table-cell table:style-name="ce38" office:value-type="string">
            <text:p>Check displaying of Participants and Information in Participants list</text:p>
          </table:table-cell>
          <table:table-cell table:style-name="ce39" office:value-type="string">
            <text:p>High</text:p>
          </table:table-cell>
          <table:table-cell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6</text:p>
          </table:table-cell>
          <table:table-cell table:style-name="ce38" office:value-type="string">
            <text:p>Check displaying of events of the same day in week view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7</text:p>
          </table:table-cell>
          <table:table-cell table:style-name="ce38" office:value-type="string">
            <text:p>Check displaying of event category listbox</text:p>
          </table:table-cell>
          <table:table-cell table:style-name="ce39" office:value-type="string">
            <text:p>Medium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3"/>
          <table:table-cell table:style-name="ce47" table:number-columns-repeated="2"/>
          <table:table-cell table:style-name="ce49" table:number-columns-repeated="250"/>
        </table:table-row>
        <table:table-row table:style-name="ro11">
          <table:table-cell table:style-name="ce36"/>
          <table:table-cell table:style-name="ce5"/>
          <table:table-cell table:style-name="ce40"/>
          <table:table-cell table:style-name="ce45"/>
          <table:table-cell table:style-name="ce47" table:number-columns-repeated="2"/>
          <table:table-cell table:style-name="ce49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9">
          <table:table-cell table:style-name="ce50"/>
          <table:table-cell table:style-name="ce54" office:value-type="string">
            <text:p>TEST CASES</text:p>
          </table:table-cell>
          <table:table-cell table:style-name="ce62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63"/>
          <table:table-cell table:style-name="ce78"/>
          <table:table-cell table:style-name="ce55"/>
          <table:table-cell table:style-name="ce80" office:value-type="string">
            <text:p>Passed</text:p>
          </table:table-cell>
          <table:table-cell table:style-name="ce80" table:formula="of:=COUNTIF([.M$7:.M$972];[.$L1])" office:value-type="float" office:value="0">
            <text:p>0</text:p>
          </table:table-cell>
          <table:table-cell table:style-name="ce80" table:formula="of:=COUNTIF([.N$7:.N$972];[.$L1])" office:value-type="float" office:value="0">
            <text:p>0</text:p>
          </table:table-cell>
          <table:table-cell table:style-name="ce80" table:formula="of:=COUNTIF([.O$7:.O$972];[.$L1])" office:value-type="float" office:value="0">
            <text:p>0</text:p>
          </table:table-cell>
          <table:table-cell table:style-name="ce80" table:formula="of:=COUNTIF([.P$7:.P$972];[.$L1])" office:value-type="float" office:value="0">
            <text:p>0</text:p>
          </table:table-cell>
          <table:table-cell table:style-name="ce80" table:formula="of:=COUNTIF([.Q$7:.Q$972];[.$L1])" office:value-type="float" office:value="0">
            <text:p>0</text:p>
          </table:table-cell>
          <table:table-cell table:style-name="ce80" table:formula="of:=COUNTIF([.R$7:.R$972];[.$L1])" office:value-type="float" office:value="0">
            <text:p>0</text:p>
          </table:table-cell>
          <table:table-cell table:style-name="ce80" table:formula="of:=COUNTIF([.S$7:.S$972];[.$L1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1">
          <table:table-cell table:style-name="ce50"/>
          <table:table-cell table:style-name="ce55"/>
          <table:table-cell table:style-name="ce63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63"/>
          <table:table-cell table:style-name="ce37"/>
          <table:table-cell table:style-name="ce55"/>
          <table:table-cell table:style-name="ce80" office:value-type="string">
            <text:p>Failed</text:p>
          </table:table-cell>
          <table:table-cell table:style-name="ce80" table:formula="of:=COUNTIF([.M$7:.M$972];[.$L2])" office:value-type="float" office:value="0">
            <text:p>0</text:p>
          </table:table-cell>
          <table:table-cell table:style-name="ce80" table:formula="of:=COUNTIF([.N$7:.N$972];[.$L2])" office:value-type="float" office:value="0">
            <text:p>0</text:p>
          </table:table-cell>
          <table:table-cell table:style-name="ce80" table:formula="of:=COUNTIF([.O$7:.O$972];[.$L2])" office:value-type="float" office:value="0">
            <text:p>0</text:p>
          </table:table-cell>
          <table:table-cell table:style-name="ce80" table:formula="of:=COUNTIF([.P$7:.P$972];[.$L2])" office:value-type="float" office:value="0">
            <text:p>0</text:p>
          </table:table-cell>
          <table:table-cell table:style-name="ce80" table:formula="of:=COUNTIF([.Q$7:.Q$972];[.$L2])" office:value-type="float" office:value="0">
            <text:p>0</text:p>
          </table:table-cell>
          <table:table-cell table:style-name="ce80" table:formula="of:=COUNTIF([.R$7:.R$972];[.$L2])" office:value-type="float" office:value="0">
            <text:p>0</text:p>
          </table:table-cell>
          <table:table-cell table:style-name="ce80" table:formula="of:=COUNTIF([.S$7:.S$972];[.$L2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3">
          <table:table-cell table:style-name="ce50"/>
          <table:table-cell table:style-name="ce56" office:value-type="string">
            <text:p>Function List:</text:p>
          </table:table-cell>
          <table:table-cell table:style-name="ce64" office:value-type="string" table:number-columns-spanned="3" table:number-rows-spanned="1">
            <text:p>Bugs on CS 2.1.5 for regression test</text:p>
          </table:table-cell>
          <table:covered-table-cell table:style-name="ce68"/>
          <table:covered-table-cell table:style-name="ce72"/>
          <table:table-cell table:style-name="ce71"/>
          <table:table-cell table:style-name="ce73"/>
          <table:table-cell table:style-name="ce74"/>
          <table:table-cell table:style-name="ce75"/>
          <table:table-cell table:style-name="ce37"/>
          <table:table-cell table:style-name="ce74"/>
          <table:table-cell table:style-name="ce80" office:value-type="string">
            <text:p>Blocked</text:p>
          </table:table-cell>
          <table:table-cell table:style-name="ce80" table:formula="of:=COUNTIF([.M$7:.M$972];[.$L3])" office:value-type="float" office:value="0">
            <text:p>0</text:p>
          </table:table-cell>
          <table:table-cell table:style-name="ce80" table:formula="of:=COUNTIF([.N$7:.N$972];[.$L3])" office:value-type="float" office:value="0">
            <text:p>0</text:p>
          </table:table-cell>
          <table:table-cell table:style-name="ce80" table:formula="of:=COUNTIF([.O$7:.O$972];[.$L3])" office:value-type="float" office:value="0">
            <text:p>0</text:p>
          </table:table-cell>
          <table:table-cell table:style-name="ce80" table:formula="of:=COUNTIF([.P$7:.P$972];[.$L3])" office:value-type="float" office:value="0">
            <text:p>0</text:p>
          </table:table-cell>
          <table:table-cell table:style-name="ce80" table:formula="of:=COUNTIF([.Q$7:.Q$972];[.$L3])" office:value-type="float" office:value="0">
            <text:p>0</text:p>
          </table:table-cell>
          <table:table-cell table:style-name="ce80" table:formula="of:=COUNTIF([.R$7:.R$972];[.$L3])" office:value-type="float" office:value="0">
            <text:p>0</text:p>
          </table:table-cell>
          <table:table-cell table:style-name="ce80" table:formula="of:=COUNTIF([.S$7:.S$972];[.$L3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9">
          <table:table-cell table:style-name="ce50"/>
          <table:table-cell table:style-name="ce56" office:value-type="string">
            <text:p>Total Main Cases:</text:p>
          </table:table-cell>
          <table:table-cell table:style-name="ce65" table:formula="of:=MAX([.A7:.A955])" office:value-type="float" office:value="3" table:number-columns-spanned="3" table:number-rows-spanned="1">
            <text:p>3</text:p>
          </table:table-cell>
          <table:covered-table-cell table:style-name="ce68"/>
          <table:covered-table-cell table:style-name="ce72"/>
          <table:table-cell table:style-name="ce71"/>
          <table:table-cell table:style-name="ce73"/>
          <table:table-cell table:style-name="ce74"/>
          <table:table-cell table:style-name="ce75"/>
          <table:table-cell table:style-name="ce37"/>
          <table:table-cell table:style-name="ce74"/>
          <table:table-cell table:style-name="ce81" office:value-type="string">
            <text:p>Untested</text:p>
          </table:table-cell>
          <table:table-cell table:style-name="ce80" table:formula="of:=COUNTIF([.M$7:.M$972];[.$L4])" office:value-type="float" office:value="0">
            <text:p>0</text:p>
          </table:table-cell>
          <table:table-cell table:style-name="ce80" table:formula="of:=COUNTIF([.N$7:.N$972];[.$L4])" office:value-type="float" office:value="0">
            <text:p>0</text:p>
          </table:table-cell>
          <table:table-cell table:style-name="ce80" table:formula="of:=COUNTIF([.O$7:.O$972];[.$L4])" office:value-type="float" office:value="0">
            <text:p>0</text:p>
          </table:table-cell>
          <table:table-cell table:style-name="ce80" table:formula="of:=COUNTIF([.P$7:.P$972];[.$L4])" office:value-type="float" office:value="0">
            <text:p>0</text:p>
          </table:table-cell>
          <table:table-cell table:style-name="ce80" table:formula="of:=COUNTIF([.Q$7:.Q$972];[.$L4])" office:value-type="float" office:value="0">
            <text:p>0</text:p>
          </table:table-cell>
          <table:table-cell table:style-name="ce80" table:formula="of:=COUNTIF([.R$7:.R$972];[.$L4])" office:value-type="float" office:value="0">
            <text:p>0</text:p>
          </table:table-cell>
          <table:table-cell table:style-name="ce80" table:formula="of:=COUNTIF([.S$7:.S$972];[.$L4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1">
          <table:table-cell table:style-name="ce50"/>
          <table:table-cell table:style-name="ce57"/>
          <table:table-cell table:style-name="ce50"/>
          <table:table-cell table:style-name="ce60" table:number-columns-repeated="2"/>
          <table:table-cell table:style-name="ce60" office:value-type="string">
            <text:p><text:s/></text:p>
          </table:table-cell>
          <table:table-cell table:style-name="ce60" table:number-columns-repeated="2"/>
          <table:table-cell table:style-name="ce50"/>
          <table:table-cell table:style-name="ce37"/>
          <table:table-cell table:style-name="ce60"/>
          <table:table-cell table:style-name="ce82" office:value-type="string">
            <text:p>N/A</text:p>
          </table:table-cell>
          <table:table-cell table:style-name="ce80" table:formula="of:=COUNTIF([.M$7:.M$972];[.$L5])" office:value-type="float" office:value="0">
            <text:p>0</text:p>
          </table:table-cell>
          <table:table-cell table:style-name="ce80" table:formula="of:=COUNTIF([.N$7:.N$972];[.$L5])" office:value-type="float" office:value="0">
            <text:p>0</text:p>
          </table:table-cell>
          <table:table-cell table:style-name="ce80" table:formula="of:=COUNTIF([.O$7:.O$972];[.$L5])" office:value-type="float" office:value="0">
            <text:p>0</text:p>
          </table:table-cell>
          <table:table-cell table:style-name="ce80" table:formula="of:=COUNTIF([.P$7:.P$972];[.$L5])" office:value-type="float" office:value="0">
            <text:p>0</text:p>
          </table:table-cell>
          <table:table-cell table:style-name="ce80" table:formula="of:=COUNTIF([.Q$7:.Q$972];[.$L5])" office:value-type="float" office:value="0">
            <text:p>0</text:p>
          </table:table-cell>
          <table:table-cell table:style-name="ce80" table:formula="of:=COUNTIF([.R$7:.R$972];[.$L5])" office:value-type="float" office:value="0">
            <text:p>0</text:p>
          </table:table-cell>
          <table:table-cell table:style-name="ce80" table:formula="of:=COUNTIF([.S$7:.S$972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51" office:value-type="string">
            <text:p>Case No</text:p>
          </table:table-cell>
          <table:table-cell table:style-name="ce51" office:value-type="string">
            <text:p>Related function</text:p>
          </table:table-cell>
          <table:table-cell table:style-name="ce51" office:value-type="string">
            <text:p>Case ID</text:p>
          </table:table-cell>
          <table:table-cell table:style-name="ce51" office:value-type="string">
            <text:p>Path</text:p>
          </table:table-cell>
          <table:table-cell table:style-name="ce51" office:value-type="string">
            <text:p>Case Description</text:p>
          </table:table-cell>
          <table:table-cell table:style-name="ce51" office:value-type="string">
            <text:p>Step Description</text:p>
          </table:table-cell>
          <table:table-cell table:style-name="ce51" office:value-type="string">
            <text:p>Steps to produce</text:p>
          </table:table-cell>
          <table:table-cell table:style-name="ce51" office:value-type="string">
            <text:p>Expected Output</text:p>
          </table:table-cell>
          <table:table-cell table:style-name="ce51" office:value-type="string">
            <text:p>Priority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Bug description</text:p>
          </table:table-cell>
          <table:table-cell table:style-name="ce51">
            <text:p>Tester</text:p>
          </table:table-cell>
          <table:table-cell table:style-name="ce51">
            <text:p>IE7</text:p>
          </table:table-cell>
          <table:table-cell table:style-name="ce51">
            <text:p>FireFox3.5</text:p>
          </table:table-cell>
          <table:table-cell table:style-name="ce51">
            <text:p>Comment/Bug</text:p>
          </table:table-cell>
          <table:table-cell table:style-name="ce51" table:number-columns-repeated="4"/>
          <table:table-cell table:style-name="ce83" table:number-columns-repeated="211"/>
          <table:table-cell table:style-name="ce86" table:number-columns-repeated="26"/>
        </table:table-row>
        <table:table-row table:style-name="ro14">
          <table:table-cell table:style-name="ce52" office:value-type="float" office:value="1">
            <text:p>1.00</text:p>
          </table:table-cell>
          <table:table-cell table:style-name="ce58" office:value-type="string">
            <text:p>REG_PLF305_CS_001</text:p>
          </table:table-cell>
          <table:table-cell table:style-name="ce66" office:value-type="float" office:value="1">
            <text:p>1.00</text:p>
          </table:table-cell>
          <table:table-cell table:style-name="ce69" table:formula="of:=[.B7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70" office:value-type="string">
            <text:p>Step 1: Create the 1<text:span text:style-name="T2">st</text:span> space</text:p>
          </table:table-cell>
          <table:table-cell table:style-name="ce70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</text:span><text:span text:style-name="T4">Space1</text:span></text:p>
            <text:p><text:span text:style-name="T4">- Click button </text:span><text:span text:style-name="T3">Create</text:span></text:p>
          </table:table-cell>
          <table:table-cell table:style-name="ce70" office:value-type="string">
            <text:p>Space1 is created and shown in space list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857">CCP-857</text:a></text:p>
            <text:p>CS-4862</text:p>
          </table:table-cell>
          <table:table-cell table:style-name="ce70" office:value-type="string">
            <text:p>Group Calendar in my Space shows all events</text:p>
          </table:table-cell>
          <table:table-cell table:style-name="ce70">
            <text:p>maamoun.soltani</text:p>
          </table:table-cell>
          <table:table-cell table:style-name="ce70" table:number-columns-repeated="7"/>
          <table:table-cell table:style-name="ce84" table:number-columns-repeated="237"/>
        </table:table-row>
        <table:table-row table:style-name="ro15">
          <table:table-cell table:style-name="ce5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9" office:value-type="string">
            <text:p>REG_PLF305_CS_001</text:p>
          </table:table-cell>
          <table:table-cell table:style-name="ce6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0" table:formula="of:=[.B8]" office:value-type="string" office:string-value="REG_PLF305_CS_001">
            <text:p>REG_PLF305_CS_001</text:p>
          </table:table-cell>
          <table:table-cell table:style-name="ce70" office:value-type="string">
            <text:p>Check Group Calendar in Space</text:p>
          </table:table-cell>
          <table:table-cell table:style-name="ce70" office:value-type="string">
            <text:p>Step 2: Create an event in calendar of Space1</text:p>
          </table:table-cell>
          <table:table-cell table:style-name="ce70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</text:span><text:span text:style-name="T6">Event1</text:span></text:p>
            <text:p><text:span text:style-name="T6">- Click button </text:span><text:span text:style-name="T5">Save</text:span></text:p>
          </table:table-cell>
          <table:table-cell table:style-name="ce70" office:value-type="string">
            <text:p>Event1 is created and shown in calendar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857">CCP-857</text:a></text:p>
            <text:p>CS-4862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4" table:number-columns-repeated="237"/>
        </table:table-row>
        <table:table-row table:style-name="ro16">
          <table:table-cell table:style-name="ce5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9" office:value-type="string">
            <text:p>REG_PLF305_CS_001</text:p>
          </table:table-cell>
          <table:table-cell table:style-name="ce6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70" table:formula="of:=[.B9]" office:value-type="string" office:string-value="REG_PLF305_CS_001">
            <text:p>REG_PLF305_CS_001</text:p>
          </table:table-cell>
          <table:table-cell table:style-name="ce70" office:value-type="string">
            <text:p>Check Group Calendar in Space</text:p>
          </table:table-cell>
          <table:table-cell table:style-name="ce70" office:value-type="string">
            <text:p>Step 3: Create the 2<text:span text:style-name="T2">nd</text:span> space</text:p>
          </table:table-cell>
          <table:table-cell table:style-name="ce70" office:value-type="string">
            <text:p><text:span text:style-name="T7">- Click button </text:span><text:span text:style-name="T8">Add new space</text:span></text:p>
            <text:p><text:span text:style-name="T7">- Input valid value for all field with name is </text:span><text:span text:style-name="T7">Space2</text:span></text:p>
            <text:p><text:span text:style-name="T7">- Click button </text:span><text:span text:style-name="T8">Create</text:span></text:p>
          </table:table-cell>
          <table:table-cell table:style-name="ce70" office:value-type="string">
            <text:p>Space2 is created and shown in space list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857">CCP-857</text:a></text:p>
            <text:p>CS-4862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4" table:number-columns-repeated="237"/>
        </table:table-row>
        <table:table-row table:style-name="ro9">
          <table:table-cell table:style-name="ce5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9" office:value-type="string">
            <text:p>REG_PLF305_CS_001</text:p>
          </table:table-cell>
          <table:table-cell table:style-name="ce6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70" table:formula="of:=[.B10]" office:value-type="string" office:string-value="REG_PLF305_CS_001">
            <text:p>REG_PLF305_CS_001</text:p>
          </table:table-cell>
          <table:table-cell table:style-name="ce70" office:value-type="string">
            <text:p>Check Group Calendar in Space</text:p>
          </table:table-cell>
          <table:table-cell table:style-name="ce70" office:value-type="string">
            <text:p>Step 4: Check calendar of Space2</text:p>
          </table:table-cell>
          <table:table-cell table:style-name="ce70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70" office:value-type="string">
            <text:p>Event1 isn't displayed in calendar of Space2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857">CCP-857</text:a></text:p>
            <text:p>CS-4862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4" table:number-columns-repeated="237"/>
        </table:table-row>
        <table:table-row table:style-name="ro14">
          <table:table-cell table:style-name="ce53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58" office:value-type="string">
            <text:p>REG_PLF305_CS_002</text:p>
          </table:table-cell>
          <table:table-cell table:style-name="ce67" office:value-type="float" office:value="1">
            <text:p>1.00</text:p>
          </table:table-cell>
          <table:table-cell table:style-name="ce69" table:formula="of:=[.B11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70" office:value-type="string">
            <text:p>Step 1: Add a group</text:p>
          </table:table-cell>
          <table:table-cell table:style-name="ce70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with name is </text:span><text:span text:style-name="T4">Group1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Group1 is added in calendar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963">CCP-963</text:a></text:p>
            <text:p>CS-4920</text:p>
          </table:table-cell>
          <table:table-cell table:style-name="ce70" office:value-type="string">
            <text:p>Untranslated labels in sharing calendar and Priority field in the search of agenda</text:p>
          </table:table-cell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7">
          <table:table-cell table:style-name="ce5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9" office:value-type="string">
            <text:p>REG_PLF305_CS_002</text:p>
          </table:table-cell>
          <table:table-cell table:style-name="ce6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70" table:formula="of:=[.B12]" office:value-type="string" office:string-value="REG_PLF305_CS_002">
            <text:p>REG_PLF305_CS_002</text:p>
          </table:table-cell>
          <table:table-cell table:style-name="ce70" office:value-type="string">
            <text:p>Check displaying for Sharing calendar in French</text:p>
          </table:table-cell>
          <table:table-cell table:style-name="ce70" office:value-type="string">
            <text:p>Step 2: Add a calendar</text:p>
          </table:table-cell>
          <table:table-cell table:style-name="ce70" office:value-type="string">
            <text:p><text:span text:style-name="T9">- Click on arrow button, choose </text:span><text:span text:style-name="T8">Add </text:span><text:span text:style-name="T8">Calendar</text:span></text:p>
            <text:p><text:span text:style-name="T7">- Input valid value for all field with name is </text:span><text:span text:style-name="T7">Calendar1 and group is Group1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Calendar1 is added and shown with Group1 in Calendar list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963">CCP-963</text:a></text:p>
            <text:p>CS-4920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7">
          <table:table-cell table:style-name="ce5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9" office:value-type="string">
            <text:p>REG_PLF305_CS_002</text:p>
          </table:table-cell>
          <table:table-cell table:style-name="ce6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70" table:formula="of:=[.B13]" office:value-type="string" office:string-value="REG_PLF305_CS_002">
            <text:p>REG_PLF305_CS_002</text:p>
          </table:table-cell>
          <table:table-cell table:style-name="ce70" office:value-type="string">
            <text:p>Check displaying for Sharing calendar in French</text:p>
          </table:table-cell>
          <table:table-cell table:style-name="ce70" office:value-type="string">
            <text:p>Step 3: Sharing calendar</text:p>
          </table:table-cell>
          <table:table-cell table:style-name="ce70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</text:span><text:span text:style-name="T3">d'utilisateur</text:span><text:span text:style-name="T4"> is demo</text:span></text:p>
            <text:p><text:span text:style-name="T4">- Click button </text:span><text:span text:style-name="T3">Sauver</text:span></text:p>
          </table:table-cell>
          <table:table-cell table:style-name="ce70" office:value-type="string">
            <text:p>- Calendar page is well translated in French</text:p>
            <text:p>- Calendar1 is shared and demo is displayed in sharing list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963">CCP-963</text:a></text:p>
            <text:p>CS-4920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6">
          <table:table-cell table:style-name="ce5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9" office:value-type="string">
            <text:p>REG_PLF305_CS_002</text:p>
          </table:table-cell>
          <table:table-cell table:style-name="ce6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70" table:formula="of:=[.B14]" office:value-type="string" office:string-value="REG_PLF305_CS_002">
            <text:p>REG_PLF305_CS_002</text:p>
          </table:table-cell>
          <table:table-cell table:style-name="ce70" office:value-type="string">
            <text:p>Check displaying for Sharing calendar in French</text:p>
          </table:table-cell>
          <table:table-cell table:style-name="ce70" office:value-type="string">
            <text:p>Step 4: Check tooltip is translated in French</text:p>
          </table:table-cell>
          <table:table-cell table:style-name="ce70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</text:span><text:span text:style-name="T3">Action</text:span></text:p>
          </table:table-cell>
          <table:table-cell table:style-name="ce70" office:value-type="string">
            <text:p>- Tooltip of Edit icon is Editer </text:p>
            <text:p>- Tooltip of Delete icon is Supprimer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6">
          <table:table-cell table:style-name="ce5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59" office:value-type="string">
            <text:p>REG_PLF305_CS_002</text:p>
          </table:table-cell>
          <table:table-cell table:style-name="ce67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0" table:formula="of:=[.B15]" office:value-type="string" office:string-value="REG_PLF305_CS_002">
            <text:p>REG_PLF305_CS_002</text:p>
          </table:table-cell>
          <table:table-cell table:style-name="ce69" office:value-type="string">
            <text:p>Check displaying for Advance search form in French</text:p>
          </table:table-cell>
          <table:table-cell table:style-name="ce70" office:value-type="string">
            <text:p>Step 1: Goto Advance search form</text:p>
          </table:table-cell>
          <table:table-cell table:style-name="ce70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70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2"/>
          <table:table-cell table:style-name="ce71" table:number-columns-repeated="4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9">
          <table:table-cell table:style-name="ce50"/>
          <table:table-cell table:style-name="ce54" office:value-type="string">
            <text:p>TEST CASES</text:p>
          </table:table-cell>
          <table:table-cell table:style-name="ce62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63"/>
          <table:table-cell table:style-name="ce78"/>
          <table:table-cell table:style-name="ce55"/>
          <table:table-cell table:style-name="ce80" office:value-type="string">
            <text:p>Passed</text:p>
          </table:table-cell>
          <table:table-cell table:style-name="ce80" table:formula="of:=COUNTIF([.M$7:.M$1017];[.$L1])" office:value-type="float" office:value="0">
            <text:p>0</text:p>
          </table:table-cell>
          <table:table-cell table:style-name="ce80" table:formula="of:=COUNTIF([.N$7:.N$1017];[.$L1])" office:value-type="float" office:value="0">
            <text:p>0</text:p>
          </table:table-cell>
          <table:table-cell table:style-name="ce80" table:formula="of:=COUNTIF([.O$7:.O$1017];[.$L1])" office:value-type="float" office:value="0">
            <text:p>0</text:p>
          </table:table-cell>
          <table:table-cell table:style-name="ce80" table:formula="of:=COUNTIF([.P$7:.P$1017];[.$L1])" office:value-type="float" office:value="0">
            <text:p>0</text:p>
          </table:table-cell>
          <table:table-cell table:style-name="ce80" table:formula="of:=COUNTIF([.Q$7:.Q$1017];[.$L1])" office:value-type="float" office:value="0">
            <text:p>0</text:p>
          </table:table-cell>
          <table:table-cell table:style-name="ce80" table:formula="of:=COUNTIF([.R$7:.R$1017];[.$L1])" office:value-type="float" office:value="0">
            <text:p>0</text:p>
          </table:table-cell>
          <table:table-cell table:style-name="ce80" table:formula="of:=COUNTIF([.S$7:.S$1017];[.$L1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1">
          <table:table-cell table:style-name="ce50"/>
          <table:table-cell table:style-name="ce55"/>
          <table:table-cell table:style-name="ce63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63"/>
          <table:table-cell table:style-name="ce37"/>
          <table:table-cell table:style-name="ce55"/>
          <table:table-cell table:style-name="ce80" office:value-type="string">
            <text:p>Failed</text:p>
          </table:table-cell>
          <table:table-cell table:style-name="ce80" table:formula="of:=COUNTIF([.M$7:.M$1017];[.$L2])" office:value-type="float" office:value="0">
            <text:p>0</text:p>
          </table:table-cell>
          <table:table-cell table:style-name="ce80" table:formula="of:=COUNTIF([.N$7:.N$1017];[.$L2])" office:value-type="float" office:value="0">
            <text:p>0</text:p>
          </table:table-cell>
          <table:table-cell table:style-name="ce80" table:formula="of:=COUNTIF([.O$7:.O$1017];[.$L2])" office:value-type="float" office:value="0">
            <text:p>0</text:p>
          </table:table-cell>
          <table:table-cell table:style-name="ce80" table:formula="of:=COUNTIF([.P$7:.P$1017];[.$L2])" office:value-type="float" office:value="0">
            <text:p>0</text:p>
          </table:table-cell>
          <table:table-cell table:style-name="ce80" table:formula="of:=COUNTIF([.Q$7:.Q$1017];[.$L2])" office:value-type="float" office:value="0">
            <text:p>0</text:p>
          </table:table-cell>
          <table:table-cell table:style-name="ce80" table:formula="of:=COUNTIF([.R$7:.R$1017];[.$L2])" office:value-type="float" office:value="0">
            <text:p>0</text:p>
          </table:table-cell>
          <table:table-cell table:style-name="ce80" table:formula="of:=COUNTIF([.S$7:.S$1017];[.$L2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3">
          <table:table-cell table:style-name="ce50"/>
          <table:table-cell table:style-name="ce56" office:value-type="string">
            <text:p>Function List:</text:p>
          </table:table-cell>
          <table:table-cell table:style-name="ce64" office:value-type="string" table:number-columns-spanned="3" table:number-rows-spanned="1">
            <text:p>Bugs on CS 2.1.6 for regression test</text:p>
          </table:table-cell>
          <table:covered-table-cell table:style-name="ce68"/>
          <table:covered-table-cell table:style-name="ce72"/>
          <table:table-cell table:style-name="ce71"/>
          <table:table-cell table:style-name="ce73"/>
          <table:table-cell table:style-name="ce74"/>
          <table:table-cell table:style-name="ce75"/>
          <table:table-cell table:style-name="ce37"/>
          <table:table-cell table:style-name="ce74"/>
          <table:table-cell table:style-name="ce80" office:value-type="string">
            <text:p>Blocked</text:p>
          </table:table-cell>
          <table:table-cell table:style-name="ce80" table:formula="of:=COUNTIF([.M$7:.M$1017];[.$L3])" office:value-type="float" office:value="0">
            <text:p>0</text:p>
          </table:table-cell>
          <table:table-cell table:style-name="ce80" table:formula="of:=COUNTIF([.N$7:.N$1017];[.$L3])" office:value-type="float" office:value="0">
            <text:p>0</text:p>
          </table:table-cell>
          <table:table-cell table:style-name="ce80" table:formula="of:=COUNTIF([.O$7:.O$1017];[.$L3])" office:value-type="float" office:value="0">
            <text:p>0</text:p>
          </table:table-cell>
          <table:table-cell table:style-name="ce80" table:formula="of:=COUNTIF([.P$7:.P$1017];[.$L3])" office:value-type="float" office:value="0">
            <text:p>0</text:p>
          </table:table-cell>
          <table:table-cell table:style-name="ce80" table:formula="of:=COUNTIF([.Q$7:.Q$1017];[.$L3])" office:value-type="float" office:value="0">
            <text:p>0</text:p>
          </table:table-cell>
          <table:table-cell table:style-name="ce80" table:formula="of:=COUNTIF([.R$7:.R$1017];[.$L3])" office:value-type="float" office:value="0">
            <text:p>0</text:p>
          </table:table-cell>
          <table:table-cell table:style-name="ce80" table:formula="of:=COUNTIF([.S$7:.S$1017];[.$L3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9">
          <table:table-cell table:style-name="ce50"/>
          <table:table-cell table:style-name="ce56" office:value-type="string">
            <text:p>Total Main Cases:</text:p>
          </table:table-cell>
          <table:table-cell table:style-name="ce65" table:formula="of:=MAX([.A7:.A1000])" office:value-type="float" office:value="9" table:number-columns-spanned="3" table:number-rows-spanned="1">
            <text:p>9</text:p>
          </table:table-cell>
          <table:covered-table-cell table:style-name="ce68"/>
          <table:covered-table-cell table:style-name="ce72"/>
          <table:table-cell table:style-name="ce71"/>
          <table:table-cell table:style-name="ce73"/>
          <table:table-cell table:style-name="ce74"/>
          <table:table-cell table:style-name="ce75"/>
          <table:table-cell table:style-name="ce37"/>
          <table:table-cell table:style-name="ce74"/>
          <table:table-cell table:style-name="ce81" office:value-type="string">
            <text:p>Untested</text:p>
          </table:table-cell>
          <table:table-cell table:style-name="ce80" table:formula="of:=COUNTIF([.M$7:.M$1017];[.$L4])" office:value-type="float" office:value="0">
            <text:p>0</text:p>
          </table:table-cell>
          <table:table-cell table:style-name="ce80" table:formula="of:=COUNTIF([.N$7:.N$1017];[.$L4])" office:value-type="float" office:value="0">
            <text:p>0</text:p>
          </table:table-cell>
          <table:table-cell table:style-name="ce80" table:formula="of:=COUNTIF([.O$7:.O$1017];[.$L4])" office:value-type="float" office:value="0">
            <text:p>0</text:p>
          </table:table-cell>
          <table:table-cell table:style-name="ce80" table:formula="of:=COUNTIF([.P$7:.P$1017];[.$L4])" office:value-type="float" office:value="0">
            <text:p>0</text:p>
          </table:table-cell>
          <table:table-cell table:style-name="ce80" table:formula="of:=COUNTIF([.Q$7:.Q$1017];[.$L4])" office:value-type="float" office:value="0">
            <text:p>0</text:p>
          </table:table-cell>
          <table:table-cell table:style-name="ce80" table:formula="of:=COUNTIF([.R$7:.R$1017];[.$L4])" office:value-type="float" office:value="0">
            <text:p>0</text:p>
          </table:table-cell>
          <table:table-cell table:style-name="ce80" table:formula="of:=COUNTIF([.S$7:.S$1017];[.$L4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1">
          <table:table-cell table:style-name="ce50"/>
          <table:table-cell table:style-name="ce57"/>
          <table:table-cell table:style-name="ce50"/>
          <table:table-cell table:style-name="ce60" table:number-columns-repeated="2"/>
          <table:table-cell table:style-name="ce60" office:value-type="string">
            <text:p><text:s/></text:p>
          </table:table-cell>
          <table:table-cell table:style-name="ce60" table:number-columns-repeated="2"/>
          <table:table-cell table:style-name="ce50"/>
          <table:table-cell table:style-name="ce37"/>
          <table:table-cell table:style-name="ce60"/>
          <table:table-cell table:style-name="ce82" office:value-type="string">
            <text:p>N/A</text:p>
          </table:table-cell>
          <table:table-cell table:style-name="ce80" table:formula="of:=COUNTIF([.M$7:.M$1017];[.$L5])" office:value-type="float" office:value="0">
            <text:p>0</text:p>
          </table:table-cell>
          <table:table-cell table:style-name="ce80" table:formula="of:=COUNTIF([.N$7:.N$1017];[.$L5])" office:value-type="float" office:value="0">
            <text:p>0</text:p>
          </table:table-cell>
          <table:table-cell table:style-name="ce80" table:formula="of:=COUNTIF([.O$7:.O$1017];[.$L5])" office:value-type="float" office:value="0">
            <text:p>0</text:p>
          </table:table-cell>
          <table:table-cell table:style-name="ce80" table:formula="of:=COUNTIF([.P$7:.P$1017];[.$L5])" office:value-type="float" office:value="0">
            <text:p>0</text:p>
          </table:table-cell>
          <table:table-cell table:style-name="ce80" table:formula="of:=COUNTIF([.Q$7:.Q$1017];[.$L5])" office:value-type="float" office:value="0">
            <text:p>0</text:p>
          </table:table-cell>
          <table:table-cell table:style-name="ce80" table:formula="of:=COUNTIF([.R$7:.R$1017];[.$L5])" office:value-type="float" office:value="0">
            <text:p>0</text:p>
          </table:table-cell>
          <table:table-cell table:style-name="ce8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51" office:value-type="string">
            <text:p>Case No</text:p>
          </table:table-cell>
          <table:table-cell table:style-name="ce51" office:value-type="string">
            <text:p>Related function</text:p>
          </table:table-cell>
          <table:table-cell table:style-name="ce51" office:value-type="string">
            <text:p>Case ID</text:p>
          </table:table-cell>
          <table:table-cell table:style-name="ce51" office:value-type="string">
            <text:p>Path</text:p>
          </table:table-cell>
          <table:table-cell table:style-name="ce51" office:value-type="string">
            <text:p>Case Description</text:p>
          </table:table-cell>
          <table:table-cell table:style-name="ce51" office:value-type="string">
            <text:p>Step Description</text:p>
          </table:table-cell>
          <table:table-cell table:style-name="ce51" office:value-type="string">
            <text:p>Steps to produce</text:p>
          </table:table-cell>
          <table:table-cell table:style-name="ce51" office:value-type="string">
            <text:p>Expected Output</text:p>
          </table:table-cell>
          <table:table-cell table:style-name="ce51" office:value-type="string">
            <text:p>Priority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Bug description</text:p>
          </table:table-cell>
          <table:table-cell table:style-name="ce51">
            <text:p>Tester</text:p>
          </table:table-cell>
          <table:table-cell table:style-name="ce51">
            <text:p>IE7</text:p>
          </table:table-cell>
          <table:table-cell table:style-name="ce51">
            <text:p>FireFox3.5</text:p>
          </table:table-cell>
          <table:table-cell table:style-name="ce51">
            <text:p>Comment/Bug</text:p>
          </table:table-cell>
          <table:table-cell table:style-name="ce51" table:number-columns-repeated="4"/>
          <table:table-cell table:style-name="ce83" table:number-columns-repeated="211"/>
          <table:table-cell table:style-name="ce86" table:number-columns-repeated="26"/>
        </table:table-row>
        <table:table-row table:style-name="ro15">
          <table:table-cell table:style-name="ce52" office:value-type="float" office:value="1">
            <text:p>1.00</text:p>
          </table:table-cell>
          <table:table-cell table:style-name="ce58" office:value-type="string">
            <text:p>REG_PLF306_CS_001</text:p>
          </table:table-cell>
          <table:table-cell table:style-name="ce66" office:value-type="float" office:value="1">
            <text:p>1.00</text:p>
          </table:table-cell>
          <table:table-cell table:style-name="ce69" table:formula="of:=[.B7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70" office:value-type="string">
            <text:p>Step 1: Create an user has uppercase user name</text:p>
          </table:table-cell>
          <table:table-cell table:style-name="ce70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70" office:value-type="string">
            <text:p>- Do not throw exception in console</text:p>
            <text:p>- Alert message notices that registered a new account successfull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office:value-type="string">
            <text:p>Throw exception when login and use chat function with an user has user name contains UPPERCASE characters</text:p>
          </table:table-cell>
          <table:table-cell table:style-name="ce70">
            <text:p>maamoun.soltani</text:p>
          </table:table-cell>
          <table:table-cell table:style-name="ce70" table:number-columns-repeated="7"/>
          <table:table-cell table:style-name="ce84" table:number-columns-repeated="237"/>
        </table:table-row>
        <table:table-row table:style-name="ro18">
          <table:table-cell table:style-name="ce5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0" table:formula="of:=[.B8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2: Login</text:p>
          </table:table-cell>
          <table:table-cell table:style-name="ce70" office:value-type="string">
            <text:p>- Login as User1 with correct username and password </text:p>
          </table:table-cell>
          <table:table-cell table:style-name="ce70" office:value-type="string">
            <text:p>Login successfull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4" table:number-columns-repeated="237"/>
        </table:table-row>
        <table:table-row table:style-name="ro16">
          <table:table-cell table:style-name="ce5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70" table:formula="of:=[.B9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3: Add contact with User1 the 1st time</text:p>
          </table:table-cell>
          <table:table-cell table:style-name="ce70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70" office:value-type="string">
            <text:p>Add contact successfully 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4" table:number-columns-repeated="237"/>
        </table:table-row>
        <table:table-row table:style-name="ro18">
          <table:table-cell table:style-name="ce5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70" table:formula="of:=[.B10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4: Add contact with User1 again</text:p>
          </table:table-cell>
          <table:table-cell table:style-name="ce70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70" office:value-type="string">
            <text:p>- User1 is disable</text:p>
            <text:p>- Mary can't select User1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4" table:number-columns-repeated="237"/>
        </table:table-row>
        <table:table-row table:style-name="ro18">
          <table:table-cell table:style-name="ce5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70" table:formula="of:=[.B11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5: Chat with User1</text:p>
          </table:table-cell>
          <table:table-cell table:style-name="ce70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70" office:value-type="string">
            <text:p>At User1 screen, show pop-up window with correct message from Mar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70" table:formula="of:=[.B12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6: Receive message from User1</text:p>
          </table:table-cell>
          <table:table-cell table:style-name="ce70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70" office:value-type="string">
            <text:p>Mary receives correct message from User1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70" table:formula="of:=[.B13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7: Check displaying of <text:s/>User1</text:p>
          </table:table-cell>
          <table:table-cell table:style-name="ce70" office:value-type="string">
            <text:p>At Mary screen, check name of User1 on Contact list and Chat window</text:p>
          </table:table-cell>
          <table:table-cell table:style-name="ce70" office:value-type="string">
            <text:p>User1 is displayed with correct fullname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70" table:formula="of:=[.B14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8: Check chat history</text:p>
          </table:table-cell>
          <table:table-cell table:style-name="ce70" office:value-type="string">
            <text:p>On Chat window with Mary, click <text:span text:style-name="T3">Chat </text:span><text:span text:style-name="T3">History</text:span> &gt; <text:span text:style-name="T3">Today </text:span><text:span text:style-name="T4">(</text:span><text:span text:style-name="T3">This week </text:span><text:span text:style-name="T4">/</text:span><text:span text:style-name="T3"> Last 30 </text:span><text:span text:style-name="T3">days </text:span><text:span text:style-name="T4">/</text:span><text:span text:style-name="T3"> Beginning</text:span><text:span text:style-name="T4">)</text:span></text:p>
          </table:table-cell>
          <table:table-cell table:style-name="ce70" office:value-type="string">
            <text:p>Chat history between User1 and Mary is displayed correctly with each option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7">
          <table:table-cell table:style-name="ce5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70" table:formula="of:=[.B15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9: Send file </text:p>
          </table:table-cell>
          <table:table-cell table:style-name="ce70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70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70" table:formula="of:=[.B16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10: Received file </text:p>
          </table:table-cell>
          <table:table-cell table:style-name="ce70" office:value-type="string">
            <text:p>User1 click <text:span text:style-name="T3">Accept</text:span></text:p>
          </table:table-cell>
          <table:table-cell table:style-name="ce70" office:value-type="string">
            <text:p>File is sent successfull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2.00</text:p>
          </table:table-cell>
          <table:table-cell table:style-name="ce59" office:value-type="string">
            <text:p>REG_PLF306_CS_001</text:p>
          </table:table-cell>
          <table:table-cell table:style-name="ce67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70" table:formula="of:=[.B17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70" office:value-type="string">
            <text:p>Step 1: Create a chat room</text:p>
          </table:table-cell>
          <table:table-cell table:style-name="ce70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70" office:value-type="string">
            <text:p>Room1 is created, the chat conversation is shown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0" table:formula="of:=[.B18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2: Invite User1</text:p>
          </table:table-cell>
          <table:table-cell table:style-name="ce70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70" office:value-type="string">
            <text:p>A confirmation message has sent to User1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70" table:formula="of:=[.B19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3: User1 Join room</text:p>
          </table:table-cell>
          <table:table-cell table:style-name="ce70" office:value-type="string">
            <text:p>- Login as User1</text:p>
            <text:p>- Click button <text:span text:style-name="T3">OK</text:span> on confirmation message</text:p>
          </table:table-cell>
          <table:table-cell table:style-name="ce70" office:value-type="string">
            <text:p>User1 joins Room1 successfull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70" table:formula="of:=[.B20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4: Invite User1 again</text:p>
          </table:table-cell>
          <table:table-cell table:style-name="ce70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70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70" table:formula="of:=[.B21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5: Send message</text:p>
          </table:table-cell>
          <table:table-cell table:style-name="ce70" office:value-type="string">
            <text:p>Root and User 1 send message together</text:p>
          </table:table-cell>
          <table:table-cell table:style-name="ce70" office:value-type="string">
            <text:p>Sent messages are shown on Room1 for each user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70" table:formula="of:=[.B22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6: Check displaying of User1</text:p>
          </table:table-cell>
          <table:table-cell table:style-name="ce70" office:value-type="string">
            <text:p>At Root screen, check name of User1 on Room1</text:p>
          </table:table-cell>
          <table:table-cell table:style-name="ce70" office:value-type="string">
            <text:p>User1 is displayed with correct fullname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70" table:formula="of:=[.B23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7: Check chat room History</text:p>
          </table:table-cell>
          <table:table-cell table:style-name="ce70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30 days </text:span><text:span text:style-name="T12">/</text:span><text:span text:style-name="T11"> Beginning</text:span><text:span text:style-name="T12">)</text:span></text:p>
          </table:table-cell>
          <table:table-cell table:style-name="ce70" office:value-type="string">
            <text:p>Chat room history is displayed correctly with each option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7">
          <table:table-cell table:style-name="ce5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70" table:formula="of:=[.B24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8: Leave chat room</text:p>
          </table:table-cell>
          <table:table-cell table:style-name="ce70" office:value-type="string">
            <text:p>User1 click button <text:span text:style-name="T3">Leave</text:span></text:p>
          </table:table-cell>
          <table:table-cell table:style-name="ce70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7">
          <table:table-cell table:style-name="ce53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3.00</text:p>
          </table:table-cell>
          <table:table-cell table:style-name="ce58" office:value-type="string">
            <text:p>REG_PLF306_CS_002</text:p>
          </table:table-cell>
          <table:table-cell table:style-name="ce67" office:value-type="float" office:value="1">
            <text:p>1.00</text:p>
          </table:table-cell>
          <table:table-cell table:style-name="ce69" table:formula="of:=[.B25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70" office:value-type="string">
            <text:p>Step 1: Change setting</text:p>
          </table:table-cell>
          <table:table-cell table:style-name="ce70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Settings is saved with timezone is GMT+7 and Week Start on is Tuesda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890">CCP-890</text:a></text:p>
            <text:p>CS-4840</text:p>
          </table:table-cell>
          <table:table-cell table:style-name="ce70" office:value-type="string">
            <text:p>Title day of week is displayed wrong in mini calendar</text:p>
          </table:table-cell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9">
          <table:table-cell table:style-name="ce5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9" office:value-type="string">
            <text:p>REG_PLF306_CS_002</text:p>
          </table:table-cell>
          <table:table-cell table:style-name="ce6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70" table:formula="of:=[.B26]" office:value-type="string" office:string-value="REG_PLF306_CS_002">
            <text:p>REG_PLF306_CS_002</text:p>
          </table:table-cell>
          <table:table-cell table:style-name="ce70" office:value-type="string">
            <text:p>Check day of week in mini calendar</text:p>
          </table:table-cell>
          <table:table-cell table:style-name="ce70" office:value-type="string">
            <text:p>Step 2: Choose view type is Day</text:p>
          </table:table-cell>
          <table:table-cell table:style-name="ce70" office:value-type="string">
            <text:p>Click button <text:span text:style-name="T3">Day</text:span></text:p>
          </table:table-cell>
          <table:table-cell table:style-name="ce70" office:value-type="string">
            <text:p>Current day is displayed 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890">CCP-890</text:a></text:p>
            <text:p>CS-4840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9" office:value-type="string">
            <text:p>REG_PLF306_CS_002</text:p>
          </table:table-cell>
          <table:table-cell table:style-name="ce67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70" table:formula="of:=[.B27]" office:value-type="string" office:string-value="REG_PLF306_CS_002">
            <text:p>REG_PLF306_CS_002</text:p>
          </table:table-cell>
          <table:table-cell table:style-name="ce70" office:value-type="string">
            <text:p>Check day of week in mini calendar</text:p>
          </table:table-cell>
          <table:table-cell table:style-name="ce70" office:value-type="string">
            <text:p>Step 3: Choose view type is Week</text:p>
          </table:table-cell>
          <table:table-cell table:style-name="ce70" office:value-type="string">
            <text:p>Click button <text:span text:style-name="T3">Week</text:span></text:p>
          </table:table-cell>
          <table:table-cell table:style-name="ce70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890">CCP-890</text:a></text:p>
            <text:p>CS-4840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9" office:value-type="string">
            <text:p>REG_PLF306_CS_002</text:p>
          </table:table-cell>
          <table:table-cell table:style-name="ce6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70" table:formula="of:=[.B28]" office:value-type="string" office:string-value="REG_PLF306_CS_002">
            <text:p>REG_PLF306_CS_002</text:p>
          </table:table-cell>
          <table:table-cell table:style-name="ce70" office:value-type="string">
            <text:p>Check day of week in mini calendar</text:p>
          </table:table-cell>
          <table:table-cell table:style-name="ce70" office:value-type="string">
            <text:p>Step 4: Choose view type is Month</text:p>
          </table:table-cell>
          <table:table-cell table:style-name="ce70" office:value-type="string">
            <text:p>Click button <text:span text:style-name="T3">Month</text:span></text:p>
          </table:table-cell>
          <table:table-cell table:style-name="ce70" office:value-type="string">
            <text:p><text:span text:style-name="T10">- Title day of week is arranged similar </text:span><text:span text:style-name="T10">between mini calendar and month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890">CCP-890</text:a></text:p>
            <text:p>CS-4840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9" office:value-type="string">
            <text:p>REG_PLF306_CS_002</text:p>
          </table:table-cell>
          <table:table-cell table:style-name="ce6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70" table:formula="of:=[.B29]" office:value-type="string" office:string-value="REG_PLF306_CS_002">
            <text:p>REG_PLF306_CS_002</text:p>
          </table:table-cell>
          <table:table-cell table:style-name="ce70" office:value-type="string">
            <text:p>Check day of week in mini calendar</text:p>
          </table:table-cell>
          <table:table-cell table:style-name="ce70" office:value-type="string">
            <text:p>Step 5: Choose view type is Year</text:p>
          </table:table-cell>
          <table:table-cell table:style-name="ce70" office:value-type="string">
            <text:p>Click button <text:span text:style-name="T3">Year</text:span></text:p>
          </table:table-cell>
          <table:table-cell table:style-name="ce70" office:value-type="string">
            <text:p><text:span text:style-name="T10">- Title day of week is arranged similar </text:span><text:span text:style-name="T10">between mini 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890">CCP-890</text:a></text:p>
            <text:p>CS-4840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58" office:value-type="string">
            <text:p>REG_PLF306_CS_003</text:p>
          </table:table-cell>
          <table:table-cell table:style-name="ce67" office:value-type="float" office:value="1">
            <text:p>1.00</text:p>
          </table:table-cell>
          <table:table-cell table:style-name="ce69" table:formula="of:=[.B30]" office:value-type="string" office:string-value="REG_PLF306_CS_003">
            <text:p>REG_PLF306_CS_003</text:p>
          </table:table-cell>
          <table:table-cell table:style-name="ce69" office:value-type="string">
            <text:p>Check adding a contact with a long email in the address book</text:p>
          </table:table-cell>
          <table:table-cell table:style-name="ce70" office:value-type="string">
            <text:p>Step 1: Create an address book </text:p>
          </table:table-cell>
          <table:table-cell table:style-name="ce70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70" office:value-type="string">
            <text:p>New address book is created and shown in Address Book list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1046">CCP-1046</text:a></text:p>
            <text:p>CS-4919</text:p>
          </table:table-cell>
          <table:table-cell table:style-name="ce70" office:value-type="string">
            <text:p>Alert error message “invalid mail address” when adding a contact with long mail address</text:p>
          </table:table-cell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9" office:value-type="string">
            <text:p>REG_PLF306_CS_003</text:p>
          </table:table-cell>
          <table:table-cell table:style-name="ce6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70" table:formula="of:=[.B31]" office:value-type="string" office:string-value="REG_PLF306_CS_003">
            <text:p>REG_PLF306_CS_003</text:p>
          </table:table-cell>
          <table:table-cell table:style-name="ce70" office:value-type="string">
            <text:p>Check adding a contact with a long email in the address book</text:p>
          </table:table-cell>
          <table:table-cell table:style-name="ce70" office:value-type="string">
            <text:p>Step 2: Add a contact with a long email into address book</text:p>
          </table:table-cell>
          <table:table-cell table:style-name="ce70" office:value-type="string">
            <text:p>- Click <text:span text:style-name="T3">Contact</text:span></text:p>
            <text:p><text:span text:style-name="T4">- Input valid value for all field with email is </text:span><text:span text:style-name="T4">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New Contact is created successfully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1046">CCP-1046</text:a></text:p>
            <text:p>CS-4919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5.00</text:p>
          </table:table-cell>
          <table:table-cell table:style-name="ce58" office:value-type="string">
            <text:p>REG_PLF306_CS_004</text:p>
          </table:table-cell>
          <table:table-cell table:style-name="ce67" office:value-type="float" office:value="1">
            <text:p>1.00</text:p>
          </table:table-cell>
          <table:table-cell table:style-name="ce69" table:formula="of:=[.B32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70" office:value-type="string">
            <text:p>Step 1: Goto Calendar by FF browser</text:p>
          </table:table-cell>
          <table:table-cell table:style-name="ce70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70" office:value-type="string">
            <text:p>Settings is saved with timezone is GMT-3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01">CCP-901</text:a></text:p>
            <text:p>CS-4923</text:p>
          </table:table-cell>
          <table:table-cell table:style-name="ce70" office:value-type="string">
            <text:p>Wrong date availability in schedule tab in add/edit event form </text:p>
          </table:table-cell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9" office:value-type="string">
            <text:p>REG_PLF306_CS_004</text:p>
          </table:table-cell>
          <table:table-cell table:style-name="ce67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70" table:formula="of:=[.B33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2: Add new event</text:p>
          </table:table-cell>
          <table:table-cell table:style-name="ce70" office:value-type="string">
            <text:p>- Click button <text:span text:style-name="T3">Event</text:span></text:p>
            <text:p><text:span text:style-name="T4">- Input valid value for all field with event </text:span><text:span text:style-name="T4">category is holiday and time from 11:00 ~ </text:span><text:span text:style-name="T4">12:00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New event is created and shown in corresponding day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01">CCP-901</text:a></text:p>
            <text:p>CS-4923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9" office:value-type="string">
            <text:p>REG_PLF306_CS_004</text:p>
          </table:table-cell>
          <table:table-cell table:style-name="ce67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70" table:formula="of:=[.B34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3: Goto Calendar with another user by IE7 browser</text:p>
          </table:table-cell>
          <table:table-cell table:style-name="ce70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70" office:value-type="string">
            <text:p>Settings is saved with timezone is GMT-3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01">CCP-901</text:a></text:p>
            <text:p>CS-4923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9" office:value-type="string">
            <text:p>REG_PLF306_CS_004</text:p>
          </table:table-cell>
          <table:table-cell table:style-name="ce67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70" table:formula="of:=[.B35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4: Add new event </text:p>
          </table:table-cell>
          <table:table-cell table:style-name="ce70" office:value-type="string">
            <text:p><text:span text:style-name="T9">- Click button </text:span><text:span text:style-name="T8">Event</text:span></text:p>
            <text:p><text:span text:style-name="T7">- Input valid value for all field with event </text:span><text:span text:style-name="T7">category is meeting and time from 11:00 ~ </text:span><text:span text:style-name="T7">11:30)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New event is created and shown in corresponding day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01">CCP-901</text:a></text:p>
            <text:p>CS-4923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9" office:value-type="string">
            <text:p>REG_PLF306_CS_004</text:p>
          </table:table-cell>
          <table:table-cell table:style-name="ce67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70" table:formula="of:=[.B36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5: Add Root as participants </text:p>
          </table:table-cell>
          <table:table-cell table:style-name="ce70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Root is added in participants list of event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01">CCP-901</text:a></text:p>
            <text:p>CS-4923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59" office:value-type="string">
            <text:p>REG_PLF306_CS_004</text:p>
          </table:table-cell>
          <table:table-cell table:style-name="ce67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70" table:formula="of:=[.B37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6: Check schedule tab</text:p>
          </table:table-cell>
          <table:table-cell table:style-name="ce70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70" office:value-type="string">
            <text:p>Root is busy from 11:00 ~ 12:00, other time is available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01">CCP-901</text:a></text:p>
            <text:p>CS-4923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6">
          <table:table-cell table:style-name="ce53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6.00</text:p>
          </table:table-cell>
          <table:table-cell table:style-name="ce58" office:value-type="string">
            <text:p>REG_PLF306_CS_005</text:p>
          </table:table-cell>
          <table:table-cell table:style-name="ce67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69" table:formula="of:=[.B38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70" office:value-type="string">
            <text:p>Step 1: Create new user with long email</text:p>
          </table:table-cell>
          <table:table-cell table:style-name="ce70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70" office:value-type="string">
            <text:p>Alert message notices that registered a new account successfully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65">CCP-965</text:a></text:p>
            <text:p>CS-5011</text:p>
          </table:table-cell>
          <table:table-cell table:style-name="ce70" office:value-type="string">
            <text:p>Only display user name in participant list</text:p>
          </table:table-cell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6">
          <table:table-cell table:style-name="ce5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9" office:value-type="string">
            <text:p>REG_PLF306_CS_005</text:p>
          </table:table-cell>
          <table:table-cell table:style-name="ce67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70" table:formula="of:=[.B39]" office:value-type="string" office:string-value="REG_PLF306_CS_005">
            <text:p>REG_PLF306_CS_005</text:p>
          </table:table-cell>
          <table:table-cell table:style-name="ce70" office:value-type="string">
            <text:p>Check displaying of Participants and Information in Participants list</text:p>
          </table:table-cell>
          <table:table-cell table:style-name="ce70" office:value-type="string">
            <text:p>Step 2: Add new event</text:p>
          </table:table-cell>
          <table:table-cell table:style-name="ce70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New event is created and shown in corresponding day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65">CCP-965</text:a></text:p>
            <text:p>CS-501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9" office:value-type="string">
            <text:p>REG_PLF306_CS_005</text:p>
          </table:table-cell>
          <table:table-cell table:style-name="ce67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70" table:formula="of:=[.B40]" office:value-type="string" office:string-value="REG_PLF306_CS_005">
            <text:p>REG_PLF306_CS_005</text:p>
          </table:table-cell>
          <table:table-cell table:style-name="ce70" office:value-type="string">
            <text:p>Check displaying of Participants and Information in Participants list</text:p>
          </table:table-cell>
          <table:table-cell table:style-name="ce70" office:value-type="string">
            <text:p>Step 3: Add new user as participants </text:p>
          </table:table-cell>
          <table:table-cell table:style-name="ce59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User1 is added in participants list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65">CCP-965</text:a></text:p>
            <text:p>CS-501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9" office:value-type="string">
            <text:p>REG_PLF306_CS_005</text:p>
          </table:table-cell>
          <table:table-cell table:style-name="ce67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70" table:formula="of:=[.B41]" office:value-type="string" office:string-value="REG_PLF306_CS_005">
            <text:p>REG_PLF306_CS_005</text:p>
          </table:table-cell>
          <table:table-cell table:style-name="ce70" office:value-type="string">
            <text:p>Check displaying of Participants and Information in Participants list</text:p>
          </table:table-cell>
          <table:table-cell table:style-name="ce70" office:value-type="string">
            <text:p>Step 4: Check Participants list</text:p>
          </table:table-cell>
          <table:table-cell table:style-name="ce70" office:value-type="string">
            <text:p>- Check column Participants and Information in Participants list</text:p>
            <text:p>- Move mouse to email of User1</text:p>
          </table:table-cell>
          <table:table-cell table:style-name="ce70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65">CCP-965</text:a></text:p>
            <text:p>CS-5011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7">
          <table:table-cell table:style-name="ce53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58" office:value-type="string">
            <text:p>REG_PLF306_CS_006</text:p>
          </table:table-cell>
          <table:table-cell table:style-name="ce67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69" table:formula="of:=[.B42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70" office:value-type="string">
            <text:p>Step 1: Create the 1<text:span text:style-name="T2">st</text:span> event</text:p>
          </table:table-cell>
          <table:table-cell table:style-name="ce70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</text:span><text:span text:style-name="T4">current day and time from 9:00 ~ 17:00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Event A is created and shown in Calendar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office:value-type="string">
            <text:p>Events of the same day are displayed overlap in week view</text:p>
          </table:table-cell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6">
          <table:table-cell table:style-name="ce5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70" table:formula="of:=[.B43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2: Create the 2<text:span text:style-name="T2">nd</text:span> event</text:p>
          </table:table-cell>
          <table:table-cell table:style-name="ce70" office:value-type="string">
            <text:p><text:span text:style-name="T9">- Click button </text:span><text:span text:style-name="T8">Event</text:span></text:p>
            <text:p><text:span text:style-name="T7">- Input valid value for all field with date is </text:span><text:span text:style-name="T7">current day and time from 9:00 ~ 12:00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Event B is created and shown in Calendar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70" table:formula="of:=[.B44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3: Create the 3<text:span text:style-name="T2">rd</text:span> event</text:p>
          </table:table-cell>
          <table:table-cell table:style-name="ce70" office:value-type="string">
            <text:p><text:span text:style-name="T9">- Click button </text:span><text:span text:style-name="T8">Event</text:span></text:p>
            <text:p><text:span text:style-name="T7">- Input valid value for all field with date is </text:span><text:span text:style-name="T7">current day and time from 14:00 ~ 17:00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Event C is created and shown in Calendar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5">
          <table:table-cell table:style-name="ce5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70" table:formula="of:=[.B45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4: Create the 4<text:span text:style-name="T2">th</text:span> event</text:p>
          </table:table-cell>
          <table:table-cell table:style-name="ce70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</text:span><text:span text:style-name="T7">current day and</text:span><text:span text:style-name="T14"> time from 17:00 ~ 18:00</text:span></text:p>
            <text:p><text:span text:style-name="T14">- Click button </text:span><text:span text:style-name="T13">Save</text:span></text:p>
          </table:table-cell>
          <table:table-cell table:style-name="ce70" office:value-type="string">
            <text:p>Event D is created and shown in Calendar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70" table:formula="of:=[.B46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5: Choose view type is day</text:p>
          </table:table-cell>
          <table:table-cell table:style-name="ce70" office:value-type="string">
            <text:p>Click button <text:span text:style-name="T3">Day</text:span></text:p>
          </table:table-cell>
          <table:table-cell table:style-name="ce70" office:value-type="string">
            <text:p>All events appear properly with time range is correct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70" table:formula="of:=[.B47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6: Choose view type is week</text:p>
          </table:table-cell>
          <table:table-cell table:style-name="ce70" office:value-type="string">
            <text:p>Click button <text:span text:style-name="T3">Week</text:span></text:p>
          </table:table-cell>
          <table:table-cell table:style-name="ce70" office:value-type="string">
            <text:p>All events appear properly and they are arranged side by side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70" table:formula="of:=[.B48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7: Choose view type is month</text:p>
          </table:table-cell>
          <table:table-cell table:style-name="ce70" office:value-type="string">
            <text:p>Click button <text:span text:style-name="T3">Month</text:span></text:p>
          </table:table-cell>
          <table:table-cell table:style-name="ce70" office:value-type="string">
            <text:p>All events appear properly and they are sort by name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70" table:formula="of:=[.B49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8: Choose view type is year</text:p>
          </table:table-cell>
          <table:table-cell table:style-name="ce70" office:value-type="string">
            <text:p>Click button <text:span text:style-name="T3">Year</text:span></text:p>
          </table:table-cell>
          <table:table-cell table:style-name="ce70" office:value-type="string">
            <text:p>The day has events will be highlighted in bold 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70" table:formula="of:=[.B50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9: Resize screen</text:p>
          </table:table-cell>
          <table:table-cell table:style-name="ce70" office:value-type="string">
            <text:p>- Press key Ctrl+ </text:p>
            <text:p>- Press key Ctrl-</text:p>
          </table:table-cell>
          <table:table-cell table:style-name="ce70" office:value-type="string">
            <text:p>All events appear properly and they are arranged side by side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8.00</text:p>
          </table:table-cell>
          <table:table-cell table:style-name="ce58" office:value-type="string">
            <text:p>REG_PLF306_CS_007</text:p>
          </table:table-cell>
          <table:table-cell table:style-name="ce67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69" table:formula="of:=[.B51]" office:value-type="string" office:string-value="REG_PLF306_CS_007">
            <text:p>REG_PLF306_CS_007</text:p>
          </table:table-cell>
          <table:table-cell table:style-name="ce69" office:value-type="string">
            <text:p>Check default of event categories listbox</text:p>
          </table:table-cell>
          <table:table-cell table:style-name="ce70" office:value-type="string">
            <text:p>Step 1: Check default of categories list</text:p>
          </table:table-cell>
          <table:table-cell table:style-name="ce70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70" office:value-type="string">
            <text:p>Categories listbox is displayed with values: All, Meeting, Calls, Clients, Holiday, Anniversary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office:value-type="string">
            <text:p>Cannot override the default values of event Category listbox.</text:p>
          </table:table-cell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7">
          <table:table-cell table:style-name="ce5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9" office:value-type="string">
            <text:p>REG_PLF306_CS_007</text:p>
          </table:table-cell>
          <table:table-cell table:style-name="ce67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70" table:formula="of:=[.B52]" office:value-type="string" office:string-value="REG_PLF306_CS_007">
            <text:p>REG_PLF306_CS_007</text:p>
          </table:table-cell>
          <table:table-cell table:style-name="ce87" office:value-type="string">
            <text:p>Check default of event categories listbox</text:p>
          </table:table-cell>
          <table:table-cell table:style-name="ce70" office:value-type="string">
            <text:p>Step 2: Add a new category</text:p>
          </table:table-cell>
          <table:table-cell table:style-name="ce70" office:value-type="string">
            <text:p>- Click icon <text:span text:style-name="T3">Event Categories </text:span><text:span text:style-name="T3">Management</text:span></text:p>
            <text:p><text:span text:style-name="T4">- Input valid value for all field with category </text:span><text:span text:style-name="T4">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70" office:value-type="string">
            <text:p>Category Test is displayed in categories listbox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9">
          <table:table-cell table:style-name="ce53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9.00</text:p>
          </table:table-cell>
          <table:table-cell table:style-name="ce58" office:value-type="string">
            <text:p>REG_PLF306_CS_007</text:p>
          </table:table-cell>
          <table:table-cell table:style-name="ce67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69" table:formula="of:=[.B53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70" office:value-type="string">
            <text:p>Step 1: Change configuration</text:p>
          </table:table-cell>
          <table:table-cell table:style-name="ce70" office:value-type="string">
            <text:p><text:span text:style-name="T10">- Config on Tomcat: <text:s/>Open configuration file: </text:span><text:span text:style-name="T10">cs-extension.war/WEB-INF/cs-</text:span><text:span text:style-name="T10">extension/cs/calendar/calendar-service-</text:span><text:span text:style-name="T10">configuration.xml</text:span></text:p>
            <text:p><text:span text:style-name="T10">- On Jboss: Open server/default/deploy/exo-</text:span><text:span text:style-name="T10">collaboration-extension-</text:span><text:span text:style-name="T10">2.2.7.ear/cs.war/WEB-INF/cs-</text:span><text:span text:style-name="T10">extension/cs/calendar/calendar-service-</text:span><text:span text:style-name="T10">configuration.xml</text:span></text:p>
            <text:p><text:span text:style-name="T10">- Change setting as below example:</text:span></text:p>
            <text:p><text:span text:style-name="T10">&lt;value-param&gt; <text:s text:c="6"/></text:span><text:span text:style-name="T10">&lt;name&gt;defaultEventCategories&lt;/name&gt;</text:span></text:p>
            <text:p><text:span text:style-name="T10">&lt;value&gt;defaultEventCategoryIdMeeting,def</text:span><text:span text:style-name="T10">aultEventCategoryIdCalls,defaultEventCate</text:span><text:span text:style-name="T10">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70" office:value-type="string">
            <text:p>- Setting is saved successfully</text:p>
            <text:p>- Package runs well without exception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9" office:value-type="string">
            <text:p>REG_PLF306_CS_007</text:p>
          </table:table-cell>
          <table:table-cell table:style-name="ce67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70" table:formula="of:=[.B54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2: Check categories listbox</text:p>
          </table:table-cell>
          <table:table-cell table:style-name="ce70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8" office:value-type="string">
            <text:p>REG_PLF306_CS_007</text:p>
          </table:table-cell>
          <table:table-cell table:style-name="ce67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69" table:formula="of:=[.B55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3: Open Add/Edit Event form</text:p>
          </table:table-cell>
          <table:table-cell table:style-name="ce70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8" office:value-type="string">
            <text:p>REG_PLF306_CS_007</text:p>
          </table:table-cell>
          <table:table-cell table:style-name="ce67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69" table:formula="of:=[.B56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4: Open Add/Edit Task form</text:p>
          </table:table-cell>
          <table:table-cell table:style-name="ce70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8" office:value-type="string">
            <text:p>REG_PLF306_CS_007</text:p>
          </table:table-cell>
          <table:table-cell table:style-name="ce67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70" table:formula="of:=[.B57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5: Open Advance Search form</text:p>
          </table:table-cell>
          <table:table-cell table:style-name="ce70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9">
          <table:table-cell table:style-name="ce5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8" office:value-type="string">
            <text:p>REG_PLF306_CS_007</text:p>
          </table:table-cell>
          <table:table-cell table:style-name="ce67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70" table:formula="of:=[.B58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6: Open mail page</text:p>
          </table:table-cell>
          <table:table-cell table:style-name="ce70" office:value-type="string">
            <text:p>- Goto Mail page</text:p>
          </table:table-cell>
          <table:table-cell table:style-name="ce70" office:value-type="string">
            <text:p>Mail page is displayed well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8">
          <table:table-cell table:style-name="ce5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9" office:value-type="string">
            <text:p>REG_PLF306_CS_007</text:p>
          </table:table-cell>
          <table:table-cell table:style-name="ce67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70" table:formula="of:=[.B59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7: Open New Event form</text:p>
          </table:table-cell>
          <table:table-cell table:style-name="ce70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7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50"/>
          <table:table-cell table:style-name="ce54" office:value-type="string">
            <text:p>TEST CASES</text:p>
          </table:table-cell>
          <table:table-cell table:style-name="ce62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63"/>
          <table:table-cell table:style-name="ce78"/>
          <table:table-cell table:style-name="ce55"/>
          <table:table-cell table:style-name="ce80" office:value-type="string">
            <text:p>Passed</text:p>
          </table:table-cell>
          <table:table-cell table:style-name="ce80" table:formula="of:=COUNTIF([.M$7:.M$1017];[.$L1])" office:value-type="float" office:value="0">
            <text:p>0</text:p>
          </table:table-cell>
          <table:table-cell table:style-name="ce80" table:formula="of:=COUNTIF([.N$7:.N$1017];[.$L1])" office:value-type="float" office:value="0">
            <text:p>0</text:p>
          </table:table-cell>
          <table:table-cell table:style-name="ce80" table:formula="of:=COUNTIF([.O$7:.O$1017];[.$L1])" office:value-type="float" office:value="0">
            <text:p>0</text:p>
          </table:table-cell>
          <table:table-cell table:style-name="ce80" table:formula="of:=COUNTIF([.P$7:.P$1017];[.$L1])" office:value-type="float" office:value="0">
            <text:p>0</text:p>
          </table:table-cell>
          <table:table-cell table:style-name="ce80" table:formula="of:=COUNTIF([.Q$7:.Q$1017];[.$L1])" office:value-type="float" office:value="0">
            <text:p>0</text:p>
          </table:table-cell>
          <table:table-cell table:style-name="ce80" table:formula="of:=COUNTIF([.R$7:.R$1017];[.$L1])" office:value-type="float" office:value="0">
            <text:p>0</text:p>
          </table:table-cell>
          <table:table-cell table:style-name="ce80" table:formula="of:=COUNTIF([.S$7:.S$1017];[.$L1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5"/>
          <table:table-cell table:style-name="ce63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63"/>
          <table:table-cell table:style-name="ce37"/>
          <table:table-cell table:style-name="ce55"/>
          <table:table-cell table:style-name="ce80" office:value-type="string">
            <text:p>Failed</text:p>
          </table:table-cell>
          <table:table-cell table:style-name="ce80" table:formula="of:=COUNTIF([.M$7:.M$1017];[.$L2])" office:value-type="float" office:value="0">
            <text:p>0</text:p>
          </table:table-cell>
          <table:table-cell table:style-name="ce80" table:formula="of:=COUNTIF([.N$7:.N$1017];[.$L2])" office:value-type="float" office:value="0">
            <text:p>0</text:p>
          </table:table-cell>
          <table:table-cell table:style-name="ce80" table:formula="of:=COUNTIF([.O$7:.O$1017];[.$L2])" office:value-type="float" office:value="0">
            <text:p>0</text:p>
          </table:table-cell>
          <table:table-cell table:style-name="ce80" table:formula="of:=COUNTIF([.P$7:.P$1017];[.$L2])" office:value-type="float" office:value="0">
            <text:p>0</text:p>
          </table:table-cell>
          <table:table-cell table:style-name="ce80" table:formula="of:=COUNTIF([.Q$7:.Q$1017];[.$L2])" office:value-type="float" office:value="0">
            <text:p>0</text:p>
          </table:table-cell>
          <table:table-cell table:style-name="ce80" table:formula="of:=COUNTIF([.R$7:.R$1017];[.$L2])" office:value-type="float" office:value="0">
            <text:p>0</text:p>
          </table:table-cell>
          <table:table-cell table:style-name="ce80" table:formula="of:=COUNTIF([.S$7:.S$1017];[.$L2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3">
          <table:table-cell table:style-name="ce50"/>
          <table:table-cell table:style-name="ce56" office:value-type="string">
            <text:p>Function List:</text:p>
          </table:table-cell>
          <table:table-cell table:style-name="ce64" office:value-type="string" table:number-columns-spanned="3" table:number-rows-spanned="1">
            <text:p>Bugs on CS 2.1.7 for regression test</text:p>
          </table:table-cell>
          <table:covered-table-cell table:style-name="ce68"/>
          <table:covered-table-cell table:style-name="ce72"/>
          <table:table-cell table:style-name="ce71"/>
          <table:table-cell table:style-name="ce73"/>
          <table:table-cell table:style-name="ce74"/>
          <table:table-cell table:style-name="ce75"/>
          <table:table-cell table:style-name="ce37"/>
          <table:table-cell table:style-name="ce74"/>
          <table:table-cell table:style-name="ce80" office:value-type="string">
            <text:p>Blocked</text:p>
          </table:table-cell>
          <table:table-cell table:style-name="ce80" table:formula="of:=COUNTIF([.M$7:.M$1017];[.$L3])" office:value-type="float" office:value="0">
            <text:p>0</text:p>
          </table:table-cell>
          <table:table-cell table:style-name="ce80" table:formula="of:=COUNTIF([.N$7:.N$1017];[.$L3])" office:value-type="float" office:value="0">
            <text:p>0</text:p>
          </table:table-cell>
          <table:table-cell table:style-name="ce80" table:formula="of:=COUNTIF([.O$7:.O$1017];[.$L3])" office:value-type="float" office:value="0">
            <text:p>0</text:p>
          </table:table-cell>
          <table:table-cell table:style-name="ce80" table:formula="of:=COUNTIF([.P$7:.P$1017];[.$L3])" office:value-type="float" office:value="0">
            <text:p>0</text:p>
          </table:table-cell>
          <table:table-cell table:style-name="ce80" table:formula="of:=COUNTIF([.Q$7:.Q$1017];[.$L3])" office:value-type="float" office:value="0">
            <text:p>0</text:p>
          </table:table-cell>
          <table:table-cell table:style-name="ce80" table:formula="of:=COUNTIF([.R$7:.R$1017];[.$L3])" office:value-type="float" office:value="0">
            <text:p>0</text:p>
          </table:table-cell>
          <table:table-cell table:style-name="ce80" table:formula="of:=COUNTIF([.S$7:.S$1017];[.$L3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8">
          <table:table-cell table:style-name="ce50"/>
          <table:table-cell table:style-name="ce56" office:value-type="string">
            <text:p>Total Main Cases:</text:p>
          </table:table-cell>
          <table:table-cell table:style-name="ce65" table:formula="of:=MAX([.A7:.A1000])" office:value-type="float" office:value="7" table:number-columns-spanned="3" table:number-rows-spanned="1">
            <text:p>7</text:p>
          </table:table-cell>
          <table:covered-table-cell table:style-name="ce68"/>
          <table:covered-table-cell table:style-name="ce72"/>
          <table:table-cell table:style-name="ce71"/>
          <table:table-cell table:style-name="ce73"/>
          <table:table-cell table:style-name="ce74"/>
          <table:table-cell table:style-name="ce75"/>
          <table:table-cell table:style-name="ce37"/>
          <table:table-cell table:style-name="ce74"/>
          <table:table-cell table:style-name="ce81" office:value-type="string">
            <text:p>Untested</text:p>
          </table:table-cell>
          <table:table-cell table:style-name="ce80" table:formula="of:=COUNTIF([.M$7:.M$1017];[.$L4])" office:value-type="float" office:value="0">
            <text:p>0</text:p>
          </table:table-cell>
          <table:table-cell table:style-name="ce80" table:formula="of:=COUNTIF([.N$7:.N$1017];[.$L4])" office:value-type="float" office:value="0">
            <text:p>0</text:p>
          </table:table-cell>
          <table:table-cell table:style-name="ce80" table:formula="of:=COUNTIF([.O$7:.O$1017];[.$L4])" office:value-type="float" office:value="0">
            <text:p>0</text:p>
          </table:table-cell>
          <table:table-cell table:style-name="ce80" table:formula="of:=COUNTIF([.P$7:.P$1017];[.$L4])" office:value-type="float" office:value="0">
            <text:p>0</text:p>
          </table:table-cell>
          <table:table-cell table:style-name="ce80" table:formula="of:=COUNTIF([.Q$7:.Q$1017];[.$L4])" office:value-type="float" office:value="0">
            <text:p>0</text:p>
          </table:table-cell>
          <table:table-cell table:style-name="ce80" table:formula="of:=COUNTIF([.R$7:.R$1017];[.$L4])" office:value-type="float" office:value="0">
            <text:p>0</text:p>
          </table:table-cell>
          <table:table-cell table:style-name="ce80" table:formula="of:=COUNTIF([.S$7:.S$1017];[.$L4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7"/>
          <table:table-cell table:style-name="ce50"/>
          <table:table-cell table:style-name="ce60" table:number-columns-repeated="2"/>
          <table:table-cell table:style-name="ce60" office:value-type="string">
            <text:p><text:s/></text:p>
          </table:table-cell>
          <table:table-cell table:style-name="ce60" table:number-columns-repeated="2"/>
          <table:table-cell table:style-name="ce50"/>
          <table:table-cell table:style-name="ce37"/>
          <table:table-cell table:style-name="ce60"/>
          <table:table-cell table:style-name="ce82" office:value-type="string">
            <text:p>N/A</text:p>
          </table:table-cell>
          <table:table-cell table:style-name="ce80" table:formula="of:=COUNTIF([.M$7:.M$1017];[.$L5])" office:value-type="float" office:value="0">
            <text:p>0</text:p>
          </table:table-cell>
          <table:table-cell table:style-name="ce80" table:formula="of:=COUNTIF([.N$7:.N$1017];[.$L5])" office:value-type="float" office:value="0">
            <text:p>0</text:p>
          </table:table-cell>
          <table:table-cell table:style-name="ce80" table:formula="of:=COUNTIF([.O$7:.O$1017];[.$L5])" office:value-type="float" office:value="0">
            <text:p>0</text:p>
          </table:table-cell>
          <table:table-cell table:style-name="ce80" table:formula="of:=COUNTIF([.P$7:.P$1017];[.$L5])" office:value-type="float" office:value="0">
            <text:p>0</text:p>
          </table:table-cell>
          <table:table-cell table:style-name="ce80" table:formula="of:=COUNTIF([.Q$7:.Q$1017];[.$L5])" office:value-type="float" office:value="0">
            <text:p>0</text:p>
          </table:table-cell>
          <table:table-cell table:style-name="ce80" table:formula="of:=COUNTIF([.R$7:.R$1017];[.$L5])" office:value-type="float" office:value="0">
            <text:p>0</text:p>
          </table:table-cell>
          <table:table-cell table:style-name="ce8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8">
          <table:table-cell table:style-name="ce51" office:value-type="string">
            <text:p>Case No</text:p>
          </table:table-cell>
          <table:table-cell table:style-name="ce51" office:value-type="string">
            <text:p>Related function</text:p>
          </table:table-cell>
          <table:table-cell table:style-name="ce51" office:value-type="string">
            <text:p>Case ID</text:p>
          </table:table-cell>
          <table:table-cell table:style-name="ce51" office:value-type="string">
            <text:p>Path</text:p>
          </table:table-cell>
          <table:table-cell table:style-name="ce51" office:value-type="string">
            <text:p>Case Description</text:p>
          </table:table-cell>
          <table:table-cell table:style-name="ce51" office:value-type="string">
            <text:p>Step Description</text:p>
          </table:table-cell>
          <table:table-cell table:style-name="ce51" office:value-type="string">
            <text:p>Steps to produce</text:p>
          </table:table-cell>
          <table:table-cell table:style-name="ce51" office:value-type="string">
            <text:p>Expected Output</text:p>
          </table:table-cell>
          <table:table-cell table:style-name="ce51" office:value-type="string">
            <text:p>Priority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Bug description</text:p>
          </table:table-cell>
          <table:table-cell table:style-name="ce51">
            <text:p>Tester</text:p>
          </table:table-cell>
          <table:table-cell table:style-name="ce51">
            <text:p>IE7</text:p>
          </table:table-cell>
          <table:table-cell table:style-name="ce51">
            <text:p>FireFox3.5</text:p>
          </table:table-cell>
          <table:table-cell table:style-name="ce51">
            <text:p>Comment/Bug</text:p>
          </table:table-cell>
          <table:table-cell table:style-name="ce51" table:number-columns-repeated="4"/>
          <table:table-cell table:style-name="ce83" table:number-columns-repeated="211"/>
          <table:table-cell table:style-name="ce86" table:number-columns-repeated="26"/>
        </table:table-row>
        <table:table-row table:style-name="ro20">
          <table:table-cell table:style-name="ce52" office:value-type="float" office:value="1">
            <text:p>1.00</text:p>
          </table:table-cell>
          <table:table-cell table:style-name="ce90" office:value-type="string">
            <text:p>REG_PLF307_CS_001</text:p>
          </table:table-cell>
          <table:table-cell table:style-name="ce92" office:value-type="float" office:value="1">
            <text:p>1.00</text:p>
          </table:table-cell>
          <table:table-cell table:style-name="ce90" office:value-type="string">
            <text:p>REG_PLF307_CS_001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70" office:value-type="string">
            <text:p>Step 1: Change time zone to GMT+1 </text:p>
          </table:table-cell>
          <table:table-cell table:style-name="ce70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70" office:value-type="string">
            <text:p>- Time zone is changed successfu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4828">CS-4828</text:a></text:p>
            <text:p>CCP-895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4" table:number-columns-repeated="237"/>
        </table:table-row>
        <table:table-row table:style-name="ro20">
          <table:table-cell table:style-name="ce5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1" office:value-type="string">
            <text:p>REG_PLF307_CS_001</text:p>
          </table:table-cell>
          <table:table-cell table:style-name="ce6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1" office:value-type="string">
            <text:p>REG_PLF307_CS_001</text:p>
          </table:table-cell>
          <table:table-cell table:style-name="ce70" office:value-type="string">
            <text:p>Check Day Light Saving Time Transition starting on time zone GMT+1</text:p>
          </table:table-cell>
          <table:table-cell table:style-name="ce70" office:value-type="string">
            <text:p>Step 2: Change date to the last Sunday of March</text:p>
          </table:table-cell>
          <table:table-cell table:style-name="ce70" office:value-type="string">
            <text:p>- Keep in week view and go to the last Sunday of March</text:p>
          </table:table-cell>
          <table:table-cell table:style-name="ce7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4828">CS-4828</text:a></text:p>
            <text:p>CCP-895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4" table:number-columns-repeated="237"/>
        </table:table-row>
        <table:table-row table:style-name="ro20">
          <table:table-cell table:style-name="ce5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90" office:value-type="string">
            <text:p>REG_PLF307_CS_002</text:p>
          </table:table-cell>
          <table:table-cell table:style-name="ce6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0" office:value-type="string">
            <text:p>REG_PLF307_CS_002</text:p>
          </table:table-cell>
          <table:table-cell table:style-name="ce69" office:value-type="string">
            <text:p>Check Day Light Saving Time Transition starting on time zone GMT-8</text:p>
          </table:table-cell>
          <table:table-cell table:style-name="ce70" office:value-type="string">
            <text:p>Step 1: Change time zone to GMT-8</text:p>
          </table:table-cell>
          <table:table-cell table:style-name="ce70" office:value-type="string">
            <text:p>- Login as user and go to Calendar application</text:p>
            <text:p>- Click on Setting, change time zone to GMT-8 for Canada/US</text:p>
          </table:table-cell>
          <table:table-cell table:style-name="ce70" office:value-type="string">
            <text:p>- Time zone is changed successfu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4828">CS-4828</text:a></text:p>
            <text:p>CCP-895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4" table:number-columns-repeated="237"/>
        </table:table-row>
        <table:table-row table:style-name="ro20">
          <table:table-cell table:style-name="ce5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1" office:value-type="string">
            <text:p>REG_PLF307_CS_002</text:p>
          </table:table-cell>
          <table:table-cell table:style-name="ce6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1" office:value-type="string">
            <text:p>REG_PLF307_CS_002</text:p>
          </table:table-cell>
          <table:table-cell table:style-name="ce70" office:value-type="string">
            <text:p>Check Day Light Saving Time Transition starting on time zone GMT-8</text:p>
          </table:table-cell>
          <table:table-cell table:style-name="ce70" office:value-type="string">
            <text:p>Step 2: Change date to the second Sunday of March</text:p>
          </table:table-cell>
          <table:table-cell table:style-name="ce70" office:value-type="string">
            <text:p>- Keep in week view and go to the second Sunday of March</text:p>
          </table:table-cell>
          <table:table-cell table:style-name="ce7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4828">CS-4828</text:a></text:p>
            <text:p>CCP-895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4" table:number-columns-repeated="237"/>
        </table:table-row>
        <table:table-row table:style-name="ro21">
          <table:table-cell table:style-name="ce53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90" office:value-type="string">
            <text:p>REG_PLF307_CS_003</text:p>
          </table:table-cell>
          <table:table-cell table:style-name="ce6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70" office:value-type="string">
            <text:p>Step 1: Config mail </text:p>
          </table:table-cell>
          <table:table-cell table:style-name="ce70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70" office:value-type="string">
            <text:p>File configuration is save successfu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5265">CS-5265</text:a></text:p>
            <text:p>CCP-1080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22">
          <table:table-cell table:style-name="ce5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1" office:value-type="string">
            <text:p>REG_PLF307_CS_003</text:p>
          </table:table-cell>
          <table:table-cell table:style-name="ce6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1" office:value-type="string">
            <text:p>REG_PLF307_CS_003</text:p>
          </table:table-cell>
          <table:table-cell table:style-name="ce70" office:value-type="string">
            <text:p>Check the invitation email with MS Office Outlook 2003</text:p>
          </table:table-cell>
          <table:table-cell table:style-name="ce70" office:value-type="string">
            <text:p>Step 2: Add MS Exchange mail account</text:p>
          </table:table-cell>
          <table:table-cell table:style-name="ce7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70" office:value-type="string">
            <text:p>- New mail account is added successfu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5265">CS-5265</text:a></text:p>
            <text:p>CCP-1080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23">
          <table:table-cell table:style-name="ce5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1" office:value-type="string">
            <text:p>REG_PLF307_CS_003</text:p>
          </table:table-cell>
          <table:table-cell table:style-name="ce6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1" office:value-type="string">
            <text:p>REG_PLF307_CS_003</text:p>
          </table:table-cell>
          <table:table-cell table:style-name="ce70" office:value-type="string">
            <text:p>Check the invitation email with MS Office Outlook 2003</text:p>
          </table:table-cell>
          <table:table-cell table:style-name="ce70" office:value-type="string">
            <text:p>Step 3: Add new event and send the invitation</text:p>
          </table:table-cell>
          <table:table-cell table:style-name="ce70" office:value-type="string">
            <text:p><text:span text:style-name="T9">- Go to Calendar application</text:span></text:p>
            <text:p><text:span text:style-name="T9">- Click on the calendar and create new </text:span><text:span text:style-name="T9">event</text:span></text:p>
            <text:p><text:span text:style-name="T9">- Click on More detail button</text:span></text:p>
            <text:p><text:span text:style-name="T9">- On Reminder tab, delete the old email and </text:span><text:span text:style-name="T9">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</text:span><text:span text:style-name="T9">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70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76" office:value-type="string">
            <text:p>High</text:p>
          </table:table-cell>
          <table:table-cell table:style-name="ce94" office:value-type="string">
            <text:p><text:a xlink:href="https://jira.exoplatform.org/browse/CS-5265">CS-5265</text:a></text:p>
            <text:p>CCP-1080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24">
          <table:table-cell table:style-name="ce5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1" office:value-type="string">
            <text:p>REG_PLF307_CS_003</text:p>
          </table:table-cell>
          <table:table-cell table:style-name="ce6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1" office:value-type="string">
            <text:p>REG_PLF307_CS_003</text:p>
          </table:table-cell>
          <table:table-cell table:style-name="ce70" office:value-type="string">
            <text:p>Check the invitation email with MS Office Outlook 2003</text:p>
          </table:table-cell>
          <table:table-cell table:style-name="ce70" office:value-type="string">
            <text:p>Step 4: Open invitation mail on MS Outlook 2003</text:p>
          </table:table-cell>
          <table:table-cell table:style-name="ce70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7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5265">CS-5265</text:a></text:p>
            <text:p>CCP-1080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21">
          <table:table-cell table:style-name="ce53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90" office:value-type="string">
            <text:p>REG_PLF307_CS_004</text:p>
          </table:table-cell>
          <table:table-cell table:style-name="ce6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70" office:value-type="string">
            <text:p>Step 1: Config mail </text:p>
          </table:table-cell>
          <table:table-cell table:style-name="ce70" office:value-type="string">
            <text:p><text:span text:style-name="T10">- Go to gatein/conf/configuration.properties, </text:span><text:span text:style-name="T10">chang mail configuration to:</text:span></text:p>
            <text:p><text:span text:style-name="T10">gatein.from=mary@testlab.exoplatform.vn</text:span></text:p>
            <text:p><text:span text:style-name="T10">gatein.email.smtp.from=mary@testlab.exopl</text:span><text:span text:style-name="T10">atform.vn</text:span></text:p>
            <text:p><text:span text:style-name="T10">gatein.email.smtp.username=mary@testlab.</text:span><text:span text:style-name="T10">exoplatform.vn</text:span></text:p>
            <text:p><text:span text:style-name="T10">gatein.email.smtp.password=exoadmin</text:span></text:p>
            <text:p><text:span text:style-name="T10">gatein.email.smtp.host=smtp.testlab.exoplat</text:span><text:span text:style-name="T10">form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70" office:value-type="string">
            <text:p>File configuration is save successfu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5266">CS-5266</text:a></text:p>
            <text:p>CCP-1076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25">
          <table:table-cell table:style-name="ce5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1" office:value-type="string">
            <text:p>REG_PLF307_CS_004</text:p>
          </table:table-cell>
          <table:table-cell table:style-name="ce6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1" office:value-type="string">
            <text:p>REG_PLF307_CS_004</text:p>
          </table:table-cell>
          <table:table-cell table:style-name="ce70" office:value-type="string">
            <text:p>Check Accept/Refuse buttons invisible in the invitation's email with MS-Exchange email</text:p>
          </table:table-cell>
          <table:table-cell table:style-name="ce70" office:value-type="string">
            <text:p>Step 2: Add MS Exchange mail account</text:p>
          </table:table-cell>
          <table:table-cell table:style-name="ce7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70" office:value-type="string">
            <text:p>- New mail account is added successfully</text:p>
          </table:table-cell>
          <table:table-cell table:style-name="ce76" office:value-type="string">
            <text:p>High</text:p>
          </table:table-cell>
          <table:table-cell table:style-name="ce94" office:value-type="string">
            <text:p><text:a xlink:href="https://jira.exoplatform.org/browse/CS-5266">CS-5266</text:a></text:p>
            <text:p>CCP-1076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23">
          <table:table-cell table:style-name="ce5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1" office:value-type="string">
            <text:p>REG_PLF307_CS_004</text:p>
          </table:table-cell>
          <table:table-cell table:style-name="ce6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1" office:value-type="string">
            <text:p>REG_PLF307_CS_004</text:p>
          </table:table-cell>
          <table:table-cell table:style-name="ce70" office:value-type="string">
            <text:p>Check Accept/Refuse buttons invisible in the invitation's email with MS-Exchange email</text:p>
          </table:table-cell>
          <table:table-cell table:style-name="ce70" office:value-type="string">
            <text:p>Step 3: Add new event and send the invitation</text:p>
          </table:table-cell>
          <table:table-cell table:style-name="ce70" office:value-type="string">
            <text:p><text:span text:style-name="T9">- Go to Calendar application</text:span></text:p>
            <text:p><text:span text:style-name="T9">- Click on the calendar and create new </text:span><text:span text:style-name="T9">event</text:span></text:p>
            <text:p><text:span text:style-name="T9">- Click on More detail button</text:span></text:p>
            <text:p><text:span text:style-name="T9">- On Reminder tab, delete the old email and </text:span><text:span text:style-name="T9">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</text:span><text:span text:style-name="T9">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7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5266">CS-5266</text:a></text:p>
            <text:p>CCP-1076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26">
          <table:table-cell table:style-name="ce5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1" office:value-type="string">
            <text:p>REG_PLF307_CS_004</text:p>
          </table:table-cell>
          <table:table-cell table:style-name="ce6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1" office:value-type="string">
            <text:p>REG_PLF307_CS_004</text:p>
          </table:table-cell>
          <table:table-cell table:style-name="ce70" office:value-type="string">
            <text:p>Check Accept/Refuse buttons invisible in the invitation's email with MS-Exchange email</text:p>
          </table:table-cell>
          <table:table-cell table:style-name="ce70" office:value-type="string">
            <text:p>Step 4: Open invitation mail on Mail application</text:p>
          </table:table-cell>
          <table:table-cell table:style-name="ce70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70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5266">CS-5266</text:a></text:p>
            <text:p>CCP-1076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27">
          <table:table-cell table:style-name="ce5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90" office:value-type="string">
            <text:p>REG_PLF307_CS_005</text:p>
          </table:table-cell>
          <table:table-cell table:style-name="ce6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90" office:value-type="string">
            <text:p>REG_PLF307_CS_005</text:p>
          </table:table-cell>
          <table:table-cell table:style-name="ce69" office:value-type="string">
            <text:p>Check chat portlet</text:p>
          </table:table-cell>
          <table:table-cell table:style-name="ce70" office:value-type="string">
            <text:p>Step 1: Login by root and import all portlet</text:p>
          </table:table-cell>
          <table:table-cell table:style-name="ce70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70" office:value-type="string">
            <text:p>- Login successfully</text:p>
            <text:p>- Display message to confirm the importation</text:p>
          </table:table-cell>
          <table:table-cell table:style-name="ce76" office:value-type="string">
            <text:p>Medium</text:p>
          </table:table-cell>
          <table:table-cell table:style-name="ce93" office:value-type="string">
            <text:p><text:a xlink:href="https://jira.exoplatform.org/browse/CS-5154">CS-5154</text:a></text:p>
            <text:p>CCP-1013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28">
          <table:table-cell table:style-name="ce5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1" office:value-type="string">
            <text:p>REG_PLF307_CS_005</text:p>
          </table:table-cell>
          <table:table-cell table:style-name="ce6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91" office:value-type="string">
            <text:p>REG_PLF307_CS_005</text:p>
          </table:table-cell>
          <table:table-cell table:style-name="ce70" office:value-type="string">
            <text:p>Check chat portlet</text:p>
          </table:table-cell>
          <table:table-cell table:style-name="ce70" office:value-type="string">
            <text:p>Step 2: Create page with chat portlet</text:p>
          </table:table-cell>
          <table:table-cell table:style-name="ce70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70" office:value-type="string">
            <text:p>- Page is added new chat portlet</text:p>
            <text:p>- Chat porlet work normally</text:p>
          </table:table-cell>
          <table:table-cell table:style-name="ce76" office:value-type="string">
            <text:p>Medium</text:p>
          </table:table-cell>
          <table:table-cell table:style-name="ce93" office:value-type="string">
            <text:p><text:a xlink:href="https://jira.exoplatform.org/browse/CS-5154">CS-5154</text:a></text:p>
            <text:p>CCP-1013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27">
          <table:table-cell table:style-name="ce53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90" office:value-type="string">
            <text:p>REG_PLF307_CS_006</text:p>
          </table:table-cell>
          <table:table-cell table:style-name="ce6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90" office:value-type="string">
            <text:p>REG_PLF307_CS_006</text:p>
          </table:table-cell>
          <table:table-cell table:style-name="ce69" office:value-type="string">
            <text:p>Check chat function when add contact with long name</text:p>
          </table:table-cell>
          <table:table-cell table:style-name="ce70" office:value-type="string">
            <text:p>Step 1: Create new user with long name</text:p>
          </table:table-cell>
          <table:table-cell table:style-name="ce7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70" office:value-type="string">
            <text:p>2 users are created successully</text:p>
          </table:table-cell>
          <table:table-cell table:style-name="ce76" office:value-type="string">
            <text:p>Low</text:p>
          </table:table-cell>
          <table:table-cell table:style-name="ce93" office:value-type="string">
            <text:p><text:a xlink:href="https://jira.exoplatform.org/browse/CS-5340">CS-5340</text:a></text:p>
            <text:p>CCP-705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29">
          <table:table-cell table:style-name="ce5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1" office:value-type="string">
            <text:p>REG_PLF307_CS_006</text:p>
          </table:table-cell>
          <table:table-cell table:style-name="ce67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91" office:value-type="string">
            <text:p>REG_PLF307_CS_006</text:p>
          </table:table-cell>
          <table:table-cell table:style-name="ce70" office:value-type="string">
            <text:p>Check chat function when add contact with long name</text:p>
          </table:table-cell>
          <table:table-cell table:style-name="ce70" office:value-type="string">
            <text:p>Step 2: Add user to chat contact</text:p>
          </table:table-cell>
          <table:table-cell table:style-name="ce70" office:value-type="string">
            <text:p>- Login by "zuser" and add "testuser" to chat contact</text:p>
            <text:p>- Check the contact list</text:p>
          </table:table-cell>
          <table:table-cell table:style-name="ce70" office:value-type="string">
            <text:p>- "testuser" is added successfully</text:p>
            <text:p>- Contact list is not broken</text:p>
          </table:table-cell>
          <table:table-cell table:style-name="ce76" office:value-type="string">
            <text:p>Low</text:p>
          </table:table-cell>
          <table:table-cell table:style-name="ce93" office:value-type="string">
            <text:p><text:a xlink:href="https://jira.exoplatform.org/browse/CS-5340">CS-5340</text:a></text:p>
            <text:p>CCP-705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27">
          <table:table-cell table:style-name="ce53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90" office:value-type="string">
            <text:p>REG_PLF307_CS_007</text:p>
          </table:table-cell>
          <table:table-cell table:style-name="ce6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90" office:value-type="string">
            <text:p>REG_PLF307_CS_007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70" office:value-type="string">
            <text:p>Step 1: Create new user with long name</text:p>
          </table:table-cell>
          <table:table-cell table:style-name="ce7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70" office:value-type="string">
            <text:p>2 users are created successully</text:p>
          </table:table-cell>
          <table:table-cell table:style-name="ce76" office:value-type="string">
            <text:p>Low</text:p>
          </table:table-cell>
          <table:table-cell table:style-name="ce93" office:value-type="string">
            <text:p><text:a xlink:href="https://jira.exoplatform.org/browse/CS-5340">CS-5340</text:a></text:p>
            <text:p>CCP-705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20">
          <table:table-cell table:style-name="ce5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1" office:value-type="string">
            <text:p>REG_PLF307_CS_007</text:p>
          </table:table-cell>
          <table:table-cell table:style-name="ce6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91" office:value-type="string">
            <text:p>REG_PLF307_CS_007</text:p>
          </table:table-cell>
          <table:table-cell table:style-name="ce70" office:value-type="string">
            <text:p>Check chat function when add contact with long name into a chat room</text:p>
          </table:table-cell>
          <table:table-cell table:style-name="ce70" office:value-type="string">
            <text:p>Step 2: Add new user into a chat room</text:p>
          </table:table-cell>
          <table:table-cell table:style-name="ce70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70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76" office:value-type="string">
            <text:p>Low</text:p>
          </table:table-cell>
          <table:table-cell table:style-name="ce93" office:value-type="string">
            <text:p><text:a xlink:href="https://jira.exoplatform.org/browse/CS-5340">CS-5340</text:a></text:p>
            <text:p>CCP-705</text:p>
          </table:table-cell>
          <table:table-cell table:style-name="ce70" table:number-columns-repeated="1"/>
          <table:table-cell table:style-name="ce70">
            <text:p>maamoun.soltani</text:p>
          </table:table-cell>
          <table:table-cell table:style-name="ce70" table:number-columns-repeated="7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95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95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95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95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95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3"/>
          <table:table-cell table:style-name="ce59"/>
          <table:table-cell table:style-name="ce70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/>
          <table:table-cell table:style-name="ce87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/>
          <table:table-cell table:style-name="ce70" table:number-columns-repeated="4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/>
          <table:table-cell table:style-name="ce70" table:number-columns-repeated="4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30">
          <table:table-cell table:style-name="ce33" office:value-type="string" table:number-columns-spanned="4" table:number-rows-spanned="2">
            <text:p>CS Regression Tests List</text:p>
          </table:table-cell>
          <table:covered-table-cell table:number-columns-repeated="2" table:style-name="ce33"/>
          <table:covered-table-cell table:style-name="ce103"/>
          <table:table-cell table:style-name="ce33" office:value-type="string" table:number-columns-spanned="1" table:number-rows-spanned="3">
            <text:p>Total cases</text:p>
          </table:table-cell>
          <table:table-cell table:style-name="ce37" table:number-columns-repeated="251"/>
        </table:table-row>
        <table:table-row table:style-name="ro30">
          <table:covered-table-cell table:number-columns-repeated="3" table:style-name="ce33"/>
          <table:covered-table-cell table:style-name="ce103"/>
          <table:covered-table-cell table:style-name="ce105"/>
          <table:table-cell table:style-name="ce37" table:number-columns-repeated="251"/>
        </table:table-row>
        <table:table-row table:style-name="ro31">
          <table:table-cell table:style-name="ce33" office:value-type="string">
            <text:p>Id</text:p>
          </table:table-cell>
          <table:table-cell table:style-name="ce33" office:value-type="string">
            <text:p>Functionality <text:s/>Group</text:p>
          </table:table-cell>
          <table:table-cell table:style-name="ce33" office:value-type="string">
            <text:p>Functionality</text:p>
          </table:table-cell>
          <table:table-cell table:style-name="ce33" office:value-type="string">
            <text:p>Functionality summary</text:p>
          </table:table-cell>
          <table:covered-table-cell table:style-name="ce105"/>
          <table:table-cell table:style-name="ce37" table:number-columns-repeated="251"/>
        </table:table-row>
        <table:table-row table:style-name="ro30">
          <table:table-cell table:style-name="ce96" office:value-type="string" table:number-columns-spanned="5" table:number-rows-spanned="1">
            <text:p>Version 2.1.5</text:p>
          </table:table-cell>
          <table:covered-table-cell table:number-columns-repeated="3" table:style-name="ce101"/>
          <table:covered-table-cell table:style-name="ce106"/>
          <table:table-cell table:style-name="ce37" table:number-columns-repeated="251"/>
        </table:table-row>
        <table:table-row table:style-name="ro8">
          <table:table-cell table:style-name="ce97" office:value-type="string">
            <text:p>REG_PLF305_CS_001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alendar</text:p>
          </table:table-cell>
          <table:table-cell table:style-name="ce97" office:value-type="string">
            <text:p>Group Calendar in my Space shows all events</text:p>
          </table:table-cell>
          <table:table-cell table:style-name="ce107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5_CS_002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Untranslated labels in sharing calendar and Priority field in the search of agenda</text:p>
          </table:table-cell>
          <table:table-cell table:style-name="ce107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30">
          <table:table-cell table:style-name="ce96" office:value-type="string" table:number-columns-spanned="5" table:number-rows-spanned="1">
            <text:p>Version 2.1.6</text:p>
          </table:table-cell>
          <table:covered-table-cell table:number-columns-repeated="3" table:style-name="ce101"/>
          <table:covered-table-cell table:style-name="ce106"/>
          <table:table-cell table:style-name="ce37" table:number-columns-repeated="251"/>
        </table:table-row>
        <table:table-row table:style-name="ro8">
          <table:table-cell table:style-name="ce97" office:value-type="string">
            <text:p>REG_PLF306_CS_001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hat</text:p>
          </table:table-cell>
          <table:table-cell table:style-name="ce97" office:value-type="string">
            <text:p>Chat function is wrong with user has uppercase username</text:p>
          </table:table-cell>
          <table:table-cell table:style-name="ce107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2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Day of week is incorrect between mini calendar and month calendar</text:p>
          </table:table-cell>
          <table:table-cell table:style-name="ce107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3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Alert error message when add contact with long email</text:p>
          </table:table-cell>
          <table:table-cell table:style-name="ce107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4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Date availability is not matched when change time zone</text:p>
          </table:table-cell>
          <table:table-cell table:style-name="ce107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5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Only display user name in participant list</text:p>
          </table:table-cell>
          <table:table-cell table:style-name="ce107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6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Events of the same day is displayed overlap</text:p>
          </table:table-cell>
          <table:table-cell table:style-name="ce107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7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Event categories listbox isn't overidden</text:p>
          </table:table-cell>
          <table:table-cell table:style-name="ce107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32">
          <table:table-cell table:style-name="ce96" office:value-type="string" table:number-columns-spanned="5" table:number-rows-spanned="1">
            <text:p>Version 2.1.7</text:p>
          </table:table-cell>
          <table:covered-table-cell table:number-columns-repeated="3" table:style-name="ce101"/>
          <table:covered-table-cell table:style-name="ce106"/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7" office:value-type="string">
            <text:p>REG_PLF307_CS_001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alendar</text:p>
          </table:table-cell>
          <table:table-cell table:style-name="ce70" office:value-type="string">
            <text:p>Check Day Light Saving Time Transition starting on time zone GMT+1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8" office:value-type="string">
            <text:p>REG_PLF307_CS_002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alendar</text:p>
          </table:table-cell>
          <table:table-cell table:style-name="ce97" office:value-type="string">
            <text:p>Check Day Light Saving Time Transition starting on time zone GMT-8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8" office:value-type="string">
            <text:p>REG_PLF307_CS_003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Mail</text:p>
          </table:table-cell>
          <table:table-cell table:style-name="ce104" office:value-type="string">
            <text:p>Check the invitation email with MS Office Outlook 2003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7_CS_004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Mail</text:p>
          </table:table-cell>
          <table:table-cell table:style-name="ce70" office:value-type="string">
            <text:p>Check Accept/Refuse buttons invisible in the invitation's email with MS-Exchange email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7_CS_005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hat</text:p>
          </table:table-cell>
          <table:table-cell table:style-name="ce70" office:value-type="string">
            <text:p>Check chat portlet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7_CS_006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hat</text:p>
          </table:table-cell>
          <table:table-cell table:style-name="ce70" office:value-type="string">
            <text:p>Check chat function when add contact with long name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7_CS_007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hat</text:p>
          </table:table-cell>
          <table:table-cell table:style-name="ce70" office:value-type="string">
            <text:p>Check chat function when add contact with long name into a chat room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6" office:value-type="string" table:number-columns-spanned="5" table:number-rows-spanned="1">
            <text:p>Version 2.1.8</text:p>
          </table:table-cell>
          <table:covered-table-cell table:number-columns-repeated="3" table:style-name="ce101"/>
          <table:covered-table-cell table:style-name="ce106"/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8_CS_001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hat</text:p>
          </table:table-cell>
          <table:table-cell table:style-name="ce70" office:value-type="string">
            <text:p>Check chat is working for users having space in their user name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8_CS_002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alendar</text:p>
          </table:table-cell>
          <table:table-cell table:style-name="ce70" office:value-type="string">
            <text:p>Check Calendar portlet work well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9" office:value-type="string" table:number-columns-spanned="4" table:number-rows-spanned="1">
            <text:p>Total</text:p>
          </table:table-cell>
          <table:covered-table-cell table:number-columns-repeated="3" table:style-name="ce100"/>
          <table:table-cell table:style-name="ce99" table:formula="of:=SUM([.E5:.E25])" office:value-type="float" office:value="21">
            <text:p>2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2">
          <table:table-cell table:style-name="ce100" table:number-columns-repeated="249"/>
          <table:table-cell table:style-name="ce37" table:number-columns-repeated="7"/>
        </table:table-row>
        <table:table-row table:style-name="ro33">
          <table:table-cell table:style-name="ce100" table:number-columns-repeated="249"/>
          <table:table-cell table:style-name="ce37" table:number-columns-repeated="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month number:textual="true"/>
      <number:text>- </number:text>
      <number:day/>
      <number:text>- </number:text>
      <number:year/>
    </number:date-style>
    <number:date-style style:name="N233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4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9T14:58:04</dc:date>
    <meta:print-date>2008-06-17T00:45:47</meta:print-date>
    <dc:language>en-US</dc:language>
    <meta:editing-cycles>1145</meta:editing-cycles>
    <meta:editing-duration>P15DT21H11M56S</meta:editing-duration>
    <dc:creator>exoplatform </dc:creator>
    <meta:document-statistic meta:table-count="6" meta:cell-count="1157" meta:object-count="1"/>
    <meta:user-defined meta:name="Info 1"/>
    <meta:user-defined meta:name="Info 2"/>
    <meta:user-defined meta:name="Info 3"/>
    <meta:user-defined meta:name="Info 4"/>
  </office:meta>
</office:document-meta>
</file>